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style="normal" fo:font-weight="bold" officeooo:rsid="0044a5a2" officeooo:paragraph-rsid="0044a5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Arial" fo:font-size="10pt" fo:font-style="normal" fo:font-weight="bold" officeooo:rsid="0072fd30" officeooo:paragraph-rsid="0072fd30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text-properties style:font-name="Arial" fo:font-size="10pt" fo:font-style="normal" fo:font-weight="bold" officeooo:rsid="0075579d" officeooo:paragraph-rsid="0072fd30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Arial" fo:font-size="10pt" fo:font-style="normal" fo:font-weight="bold" officeooo:rsid="00772c49" officeooo:paragraph-rsid="00772c49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style:font-name="Arial" fo:font-size="10pt" fo:font-style="normal" fo:font-weight="bold" officeooo:rsid="0079992d" officeooo:paragraph-rsid="0081dc80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style:font-name="Arial" fo:font-size="10pt" fo:font-style="normal" fo:font-weight="bold" officeooo:rsid="000bc136" officeooo:paragraph-rsid="00aa7cd0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100ff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1c0b52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1a83a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30771e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619dd5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5c3a5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style:line-height-at-least="0.402cm"/>
      <style:text-properties style:font-name="Arial" fo:font-size="10pt" fo:font-style="normal" fo:font-weight="bold" officeooo:rsid="000bc136" officeooo:paragraph-rsid="0174f949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fo:font-weight="bold" officeooo:rsid="008b9d68" officeooo:paragraph-rsid="008b9d68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Arial" fo:font-size="10pt" fo:font-style="normal" fo:font-weight="bold" officeooo:rsid="0086c2f6" officeooo:paragraph-rsid="0086c2f6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style:font-name="Arial" fo:font-size="10pt" fo:font-style="normal" fo:font-weight="bold" officeooo:rsid="009358a2" officeooo:paragraph-rsid="0086c2f6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Arial" fo:font-size="10pt" fo:font-style="normal" fo:font-weight="bold" officeooo:rsid="00948fd4" officeooo:paragraph-rsid="00948fd4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style:font-name="Arial" fo:font-size="10pt" fo:font-style="normal" fo:font-weight="bold" officeooo:rsid="00972368" officeooo:paragraph-rsid="00972368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style:font-name="Arial" fo:font-size="10pt" fo:font-style="normal" fo:font-weight="bold" officeooo:rsid="0098c772" officeooo:paragraph-rsid="0098c772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style:font-name="Arial" fo:font-size="10pt" fo:font-style="normal" fo:font-weight="bold" officeooo:rsid="009ce8c3" officeooo:paragraph-rsid="009ce8c3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style:font-name="Arial" fo:font-size="10pt" fo:font-style="normal" fo:font-weight="bold" officeooo:rsid="009ae496" officeooo:paragraph-rsid="009ae496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style:font-name="Arial" fo:font-size="10pt" fo:font-style="normal" fo:font-weight="bold" officeooo:rsid="00a51a38" officeooo:paragraph-rsid="009ce8c3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style:font-name="Arial" fo:font-size="10pt" fo:font-style="normal" fo:font-weight="bold" officeooo:rsid="00a51a38" officeooo:paragraph-rsid="00a51a38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Arial" fo:font-size="10pt" fo:font-style="normal" fo:font-weight="bold" officeooo:rsid="00a51a38" officeooo:paragraph-rsid="00ad721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font-name="Arial" fo:font-size="10pt" fo:font-style="normal" fo:font-weight="bold" officeooo:rsid="00ae6df0" officeooo:paragraph-rsid="00ad721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text-properties style:font-name="Arial" fo:font-size="10pt" fo:font-style="normal" fo:font-weight="bold" officeooo:rsid="00ae6df0" officeooo:paragraph-rsid="00ae6df0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text-properties style:font-name="Arial" fo:font-size="10pt" fo:font-style="normal" fo:font-weight="bold" officeooo:rsid="000299a3" officeooo:paragraph-rsid="00ae6df0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style:line-height-at-least="0.402cm"/>
      <style:text-properties style:font-name="Arial" fo:font-size="10pt" fo:font-style="normal" fo:font-weight="bold" officeooo:rsid="000299a3" officeooo:paragraph-rsid="00e86ca4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style:line-height-at-least="0.402cm"/>
      <style:text-properties style:font-name="Arial" fo:font-size="10pt" fo:font-style="normal" fo:font-weight="bold" officeooo:rsid="000299a3" officeooo:paragraph-rsid="011c0b52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style:line-height-at-least="0.402cm"/>
      <style:text-properties style:font-name="Arial" fo:font-size="10pt" fo:font-style="normal" fo:font-weight="bold" officeooo:rsid="000299a3" officeooo:paragraph-rsid="012e17d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style:font-name="Arial" fo:font-size="10pt" fo:font-style="normal" fo:font-weight="bold" officeooo:rsid="00aea528" officeooo:paragraph-rsid="00aea528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style:font-name="Arial" fo:font-size="10pt" fo:font-style="normal" fo:font-weight="bold" officeooo:rsid="00b2a057" officeooo:paragraph-rsid="00b2a05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text-properties style:font-name="Arial" fo:font-size="10pt" fo:font-style="normal" fo:font-weight="bold" officeooo:rsid="00b8771b" officeooo:paragraph-rsid="00ba6bd2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text-properties style:font-name="Arial" fo:font-size="10pt" fo:font-style="normal" fo:font-weight="bold" officeooo:rsid="00b8771b" officeooo:paragraph-rsid="00bdac5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style:font-name="Arial" fo:font-size="10pt" fo:font-style="normal" fo:font-weight="bold" officeooo:rsid="00bec318" officeooo:paragraph-rsid="00bec318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style:font-name="Arial" fo:font-size="10pt" fo:font-style="normal" fo:font-weight="bold" officeooo:rsid="00c03702" officeooo:paragraph-rsid="00c03702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style:font-name="Arial" fo:font-size="10pt" fo:font-style="normal" fo:font-weight="bold" officeooo:rsid="00c21076" officeooo:paragraph-rsid="00c21076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style:font-name="Arial" fo:font-size="10pt" fo:font-style="normal" fo:font-weight="bold" officeooo:rsid="00c21076" officeooo:paragraph-rsid="00c608ee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style:font-name="Arial" fo:font-size="10pt" fo:font-style="normal" fo:font-weight="bold" officeooo:rsid="00c21076" officeooo:paragraph-rsid="00cad479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text-properties style:font-name="Arial" fo:font-size="10pt" fo:font-style="normal" fo:font-weight="bold" officeooo:rsid="00cca8e1" officeooo:paragraph-rsid="00cca8e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text-properties style:font-name="Arial" fo:font-size="10pt" fo:font-style="normal" fo:font-weight="bold" officeooo:rsid="00d4114c" officeooo:paragraph-rsid="00d4114c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text-properties style:font-name="Arial" fo:font-size="10pt" fo:font-style="normal" fo:font-weight="bold" officeooo:rsid="00d4b014" officeooo:paragraph-rsid="00d4b014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text-properties style:font-name="Arial" fo:font-size="10pt" fo:font-style="normal" fo:font-weight="bold" officeooo:rsid="00d635e3" officeooo:paragraph-rsid="00d4b01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text-properties style:font-name="Arial" fo:font-size="10pt" fo:font-style="normal" fo:font-weight="bold" officeooo:rsid="00df51a7" officeooo:paragraph-rsid="00df51a7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style:paragraph-properties style:line-height-at-least="0.402cm"/>
      <style:text-properties style:font-name="Arial" fo:font-size="10pt" fo:font-style="normal" fo:font-weight="bold" officeooo:rsid="00e86fed" officeooo:paragraph-rsid="00e86fe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paragraph-properties style:line-height-at-least="0.402cm"/>
      <style:text-properties style:font-name="Arial" fo:font-size="10pt" fo:font-style="normal" fo:font-weight="bold" officeooo:rsid="00ed5928" officeooo:paragraph-rsid="00ed592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paragraph-properties style:line-height-at-least="0.402cm"/>
      <style:text-properties style:font-name="Arial" fo:font-size="10pt" fo:font-style="normal" fo:font-weight="bold" officeooo:rsid="00ed5928" officeooo:paragraph-rsid="00f9d6a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>
      <style:paragraph-properties style:line-height-at-least="0.402cm"/>
      <style:text-properties style:font-name="Arial" fo:font-size="10pt" fo:font-style="normal" fo:font-weight="bold" officeooo:rsid="00ed5928" officeooo:paragraph-rsid="00fee720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>
      <style:paragraph-properties style:line-height-at-least="0.402cm"/>
      <style:text-properties style:font-name="Arial" fo:font-size="10pt" fo:font-style="normal" fo:font-weight="bold" officeooo:rsid="00f9d6a3" officeooo:paragraph-rsid="00f9d6a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style:line-height-at-least="0.402cm"/>
      <style:text-properties style:font-name="Arial" fo:font-size="10pt" fo:font-style="normal" fo:font-weight="bold" officeooo:rsid="00f9d6a3" officeooo:paragraph-rsid="00fee720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style:paragraph-properties style:line-height-at-least="0.402cm"/>
      <style:text-properties style:font-name="Arial" fo:font-size="10pt" fo:font-style="normal" fo:font-weight="bold" officeooo:rsid="00f4ace4" officeooo:paragraph-rsid="00f4ace4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style:line-height-at-least="0.402cm"/>
      <style:text-properties style:font-name="Arial" fo:font-size="10pt" fo:font-style="normal" fo:font-weight="bold" officeooo:rsid="00fee720" officeooo:paragraph-rsid="00fee720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>
      <style:paragraph-properties style:line-height-at-least="0.402cm"/>
      <style:text-properties style:font-name="Arial" fo:font-size="10pt" fo:font-style="normal" fo:font-weight="bold" officeooo:rsid="01017d88" officeooo:paragraph-rsid="01017d88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>
      <style:paragraph-properties style:line-height-at-least="0.402cm"/>
      <style:text-properties style:font-name="Arial" fo:font-size="10pt" fo:font-style="normal" fo:font-weight="bold" officeooo:rsid="01049ac1" officeooo:paragraph-rsid="01017d88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>
      <style:paragraph-properties style:line-height-at-least="0.402cm"/>
      <style:text-properties style:font-name="Arial" fo:font-size="10pt" fo:font-style="normal" fo:font-weight="bold" officeooo:rsid="01049ac1" officeooo:paragraph-rsid="01049ac1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paragraph-properties style:line-height-at-least="0.402cm"/>
      <style:text-properties style:font-name="Arial" fo:font-size="10pt" fo:font-style="normal" fo:font-weight="bold" officeooo:rsid="010ab1bc" officeooo:paragraph-rsid="010ab1bc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paragraph-properties style:line-height-at-least="0.402cm"/>
      <style:text-properties style:font-name="Arial" fo:font-size="10pt" fo:font-style="normal" fo:font-weight="bold" officeooo:rsid="0115994d" officeooo:paragraph-rsid="0115994d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paragraph-properties style:line-height-at-least="0.402cm"/>
      <style:text-properties style:font-name="Arial" fo:font-size="10pt" fo:font-style="normal" fo:font-weight="bold" officeooo:rsid="011748f9" officeooo:paragraph-rsid="011748f9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paragraph-properties style:line-height-at-least="0.402cm"/>
      <style:text-properties style:font-name="Arial" fo:font-size="10pt" fo:font-style="normal" fo:font-weight="bold" officeooo:rsid="011a5b62" officeooo:paragraph-rsid="011a5b62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style:line-height-at-least="0.402cm"/>
      <style:text-properties style:font-name="Arial" fo:font-size="10pt" fo:font-style="normal" fo:font-weight="bold" officeooo:rsid="011c0b52" officeooo:paragraph-rsid="011c0b52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style:line-height-at-least="0.402cm"/>
      <style:text-properties style:font-name="Arial" fo:font-size="10pt" fo:font-style="normal" fo:font-weight="bold" officeooo:rsid="011c0b52" officeooo:paragraph-rsid="0125a7c3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style:line-height-at-least="0.402cm"/>
      <style:text-properties style:font-name="Arial" fo:font-size="10pt" fo:font-style="normal" fo:font-weight="bold" officeooo:rsid="011e9985" officeooo:paragraph-rsid="011e9985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style:line-height-at-least="0.402cm"/>
      <style:text-properties style:font-name="Arial" fo:font-size="10pt" fo:font-style="normal" fo:font-weight="bold" officeooo:rsid="011f8b6f" officeooo:paragraph-rsid="011f8b6f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style:line-height-at-least="0.402cm"/>
      <style:text-properties style:font-name="Arial" fo:font-size="10pt" fo:font-style="normal" fo:font-weight="bold" officeooo:rsid="01217009" officeooo:paragraph-rsid="01217009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style:line-height-at-least="0.402cm"/>
      <style:text-properties style:font-name="Arial" fo:font-size="10pt" fo:font-style="normal" fo:font-weight="bold" officeooo:rsid="0123a953" officeooo:paragraph-rsid="0123a95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paragraph-properties style:line-height-at-least="0.402cm"/>
      <style:text-properties style:font-name="Arial" fo:font-size="10pt" fo:font-style="normal" fo:font-weight="bold" officeooo:rsid="01276718" officeooo:paragraph-rsid="01276718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paragraph-properties style:line-height-at-least="0.402cm"/>
      <style:text-properties style:font-name="Arial" fo:font-size="10pt" fo:font-style="normal" fo:font-weight="bold" officeooo:rsid="012b2ae3" officeooo:paragraph-rsid="012b2ae3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paragraph-properties style:line-height-at-least="0.402cm"/>
      <style:text-properties style:font-name="Arial" fo:font-size="10pt" fo:font-style="normal" fo:font-weight="bold" officeooo:rsid="012e17df" officeooo:paragraph-rsid="012e17df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paragraph-properties style:line-height-at-least="0.402cm"/>
      <style:text-properties style:font-name="Arial" fo:font-size="10pt" fo:font-style="normal" fo:font-weight="bold" officeooo:rsid="01312758" officeooo:paragraph-rsid="01312758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paragraph-properties style:line-height-at-least="0.402cm"/>
      <style:text-properties style:font-name="Arial" fo:font-size="10pt" fo:font-style="normal" fo:font-weight="bold" officeooo:rsid="01350e58" officeooo:paragraph-rsid="01350e58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>
      <style:paragraph-properties style:line-height-at-least="0.402cm"/>
      <style:text-properties style:font-name="Arial" fo:font-size="10pt" fo:font-style="normal" fo:font-weight="bold" officeooo:rsid="0138eff4" officeooo:paragraph-rsid="0138eff4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style:paragraph-properties style:line-height-at-least="0.402cm"/>
      <style:text-properties style:font-name="Arial" fo:font-size="10pt" fo:font-style="normal" fo:font-weight="bold" officeooo:rsid="013b32e9" officeooo:paragraph-rsid="013b32e9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style:line-height-at-least="0.402cm"/>
      <style:text-properties style:font-name="Arial" fo:font-size="10pt" fo:font-style="normal" fo:font-weight="bold" officeooo:rsid="013e944e" officeooo:paragraph-rsid="013e944e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style:paragraph-properties style:line-height-at-least="0.402cm"/>
      <style:text-properties style:font-name="Arial" fo:font-size="10pt" fo:font-style="normal" fo:font-weight="bold" officeooo:rsid="014118fd" officeooo:paragraph-rsid="014118f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paragraph-properties style:line-height-at-least="0.402cm"/>
      <style:text-properties style:font-name="Arial" fo:font-size="10pt" fo:font-style="normal" fo:font-weight="bold" officeooo:rsid="01426312" officeooo:paragraph-rsid="01426312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>
      <style:paragraph-properties style:line-height-at-least="0.402cm"/>
      <style:text-properties style:font-name="Arial" fo:font-size="10pt" fo:font-style="normal" fo:font-weight="bold" officeooo:rsid="01443579" officeooo:paragraph-rsid="01443579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style:line-height-at-least="0.402cm"/>
      <style:text-properties style:font-name="Arial" fo:font-size="10pt" fo:font-style="normal" fo:font-weight="bold" officeooo:rsid="01525cbc" officeooo:paragraph-rsid="01525cbc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style:line-height-at-least="0.402cm"/>
      <style:text-properties style:font-name="Arial" fo:font-size="10pt" fo:font-style="normal" fo:font-weight="bold" officeooo:rsid="0155737e" officeooo:paragraph-rsid="0155737e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style:line-height-at-least="0.402cm"/>
      <style:text-properties style:font-name="Arial" fo:font-size="10pt" fo:font-style="normal" fo:font-weight="bold" officeooo:rsid="0155737e" officeooo:paragraph-rsid="0155aeee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style:line-height-at-least="0.402cm"/>
      <style:text-properties style:font-name="Arial" fo:font-size="10pt" fo:font-style="normal" fo:font-weight="bold" officeooo:rsid="015acf67" officeooo:paragraph-rsid="0155737e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style:line-height-at-least="0.402cm"/>
      <style:text-properties style:font-name="Arial" fo:font-size="10pt" fo:font-style="normal" fo:font-weight="bold" officeooo:rsid="015c3a57" officeooo:paragraph-rsid="015c3a57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>
      <style:paragraph-properties style:line-height-at-least="0.402cm"/>
      <style:text-properties style:font-name="Arial" fo:font-size="10pt" fo:font-style="normal" fo:font-weight="bold" officeooo:rsid="016b2eab" officeooo:paragraph-rsid="016b2eab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style:line-height-at-least="0.402cm" fo:text-align="center" style:justify-single-word="false"/>
      <style:text-properties style:font-name="Arial" fo:font-size="10pt" fo:font-style="normal" fo:font-weight="bold" officeooo:rsid="0174f949" officeooo:paragraph-rsid="0174f949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>
      <style:text-properties style:font-name="Arial" fo:font-size="10pt" fo:font-style="normal" fo:font-weight="normal" officeooo:rsid="0044a5a2" officeooo:paragraph-rsid="0044a5a2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text-properties style:font-name="Arial" fo:font-size="10pt" fo:font-style="normal" fo:font-weight="normal" officeooo:rsid="0069d470" officeooo:paragraph-rsid="0069d47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text-properties style:font-name="Arial" fo:font-size="10pt" fo:font-style="normal" fo:font-weight="normal" officeooo:rsid="00759d83" officeooo:paragraph-rsid="00759d83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text-properties style:font-name="Arial" fo:font-size="10pt" fo:font-style="normal" fo:font-weight="normal" officeooo:rsid="0078160c" officeooo:paragraph-rsid="0078160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text-properties style:font-name="Arial" fo:font-size="10pt" fo:font-style="normal" fo:font-weight="normal" officeooo:rsid="00840c26" officeooo:paragraph-rsid="00840c26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text-properties style:font-name="Arial" fo:font-size="10pt" fo:font-style="normal" fo:font-weight="normal" officeooo:rsid="000bc136" officeooo:paragraph-rsid="00ac2379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text-properties style:font-name="Arial" fo:font-size="10pt" fo:font-style="normal" fo:font-weight="normal" officeooo:rsid="000bc136" officeooo:paragraph-rsid="00d40f7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style:line-height-at-least="0.402cm"/>
      <style:text-properties style:font-name="Arial" fo:font-size="10pt" fo:font-style="normal" fo:font-weight="normal" officeooo:rsid="000bc136" officeooo:paragraph-rsid="00e86ca4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style:line-height-at-least="0.402cm"/>
      <style:text-properties style:font-name="Arial" fo:font-size="10pt" fo:font-style="normal" fo:font-weight="normal" officeooo:rsid="000bc136" officeooo:paragraph-rsid="01100ff4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style:line-height-at-least="0.402cm"/>
      <style:text-properties style:font-name="Arial" fo:font-size="10pt" fo:font-style="normal" fo:font-weight="normal" officeooo:rsid="000bc136" officeooo:paragraph-rsid="01111ac7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text-properties style:font-name="Arial" fo:font-size="10pt" fo:font-style="normal" fo:font-weight="normal" officeooo:rsid="00ae6df0" officeooo:paragraph-rsid="00ae6df0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text-properties style:font-name="Arial" fo:font-size="10pt" fo:font-style="normal" fo:font-weight="normal" officeooo:rsid="00b0abb2" officeooo:paragraph-rsid="00b0abb2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text-properties style:font-name="Arial" fo:font-size="10pt" fo:font-style="normal" fo:font-weight="normal" officeooo:rsid="00c34ad1" officeooo:paragraph-rsid="00c34ad1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text-properties style:font-name="Arial" fo:font-size="10pt" fo:font-style="normal" fo:font-weight="normal" officeooo:rsid="00c48049" officeooo:paragraph-rsid="00c48049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text-properties style:font-name="Arial" fo:font-size="10pt" fo:font-style="normal" fo:font-weight="normal" officeooo:rsid="00d129e6" officeooo:paragraph-rsid="00cca8e1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text-properties style:font-name="Arial" fo:font-size="10pt" fo:font-style="normal" fo:font-weight="normal" officeooo:rsid="00d129e6" officeooo:paragraph-rsid="00d129e6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text-properties style:font-name="Arial" fo:font-size="10pt" fo:font-style="normal" fo:font-weight="normal" officeooo:rsid="00d4114c" officeooo:paragraph-rsid="00d4114c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text-properties style:font-name="Arial" fo:font-size="10pt" fo:font-style="normal" fo:font-weight="normal" officeooo:rsid="00d4114c" officeooo:paragraph-rsid="00df51a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text-properties style:font-name="Arial" fo:font-size="10pt" fo:font-style="normal" fo:font-weight="normal" officeooo:rsid="00d635e3" officeooo:paragraph-rsid="00d4b014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style:line-height-at-least="0.402cm"/>
      <style:text-properties style:font-name="Arial" fo:font-size="10pt" fo:font-style="normal" fo:font-weight="normal" officeooo:rsid="00ed5928" officeooo:paragraph-rsid="00ed5928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style:line-height-at-least="0.402cm"/>
      <style:text-properties style:font-name="Arial" fo:font-size="10pt" fo:font-style="normal" fo:font-weight="normal" officeooo:rsid="00ed5928" officeooo:paragraph-rsid="00f9d6a3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style:line-height-at-least="0.402cm"/>
      <style:text-properties style:font-name="Arial" fo:font-size="10pt" fo:font-style="normal" fo:font-weight="normal" officeooo:rsid="00ed5928" officeooo:paragraph-rsid="00fee720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style:line-height-at-least="0.402cm"/>
      <style:text-properties style:font-name="Arial" fo:font-size="10pt" fo:font-style="normal" fo:font-weight="normal" officeooo:rsid="00f9d6a3" officeooo:paragraph-rsid="00f9d6a3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style:line-height-at-least="0.402cm"/>
      <style:text-properties style:font-name="Arial" fo:font-size="10pt" fo:font-style="normal" fo:font-weight="normal" officeooo:rsid="00f9d6a3" officeooo:paragraph-rsid="00fee720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style:line-height-at-least="0.402cm"/>
      <style:text-properties style:font-name="Arial" fo:font-size="10pt" fo:font-style="normal" fo:font-weight="normal" officeooo:rsid="00f4ace4" officeooo:paragraph-rsid="00f4ace4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style:line-height-at-least="0.402cm"/>
      <style:text-properties style:font-name="Arial" fo:font-size="10pt" fo:font-style="normal" fo:font-weight="normal" officeooo:rsid="00fc672c" officeooo:paragraph-rsid="00fc672c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style:line-height-at-least="0.402cm"/>
      <style:text-properties style:font-name="Arial" fo:font-size="10pt" fo:font-style="normal" fo:font-weight="normal" officeooo:rsid="00fee720" officeooo:paragraph-rsid="00fee720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style:line-height-at-least="0.402cm"/>
      <style:text-properties style:font-name="Arial" fo:font-size="10pt" fo:font-style="normal" fo:font-weight="normal" officeooo:rsid="01017d88" officeooo:paragraph-rsid="01017d88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style:line-height-at-least="0.402cm"/>
      <style:text-properties style:font-name="Arial" fo:font-size="10pt" fo:font-style="normal" fo:font-weight="normal" officeooo:rsid="01049ac1" officeooo:paragraph-rsid="01049ac1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style:line-height-at-least="0.402cm"/>
      <style:text-properties style:font-name="Arial" fo:font-size="10pt" fo:font-style="normal" fo:font-weight="normal" officeooo:rsid="01049ac1" officeooo:paragraph-rsid="0109360f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style:line-height-at-least="0.402cm"/>
      <style:text-properties style:font-name="Arial" fo:font-size="10pt" fo:font-style="normal" fo:font-weight="normal" officeooo:rsid="010ab1bc" officeooo:paragraph-rsid="010ab1bc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style:line-height-at-least="0.402cm"/>
      <style:text-properties style:font-name="Arial" fo:font-size="10pt" fo:font-style="normal" fo:font-weight="normal" officeooo:rsid="01100ff4" officeooo:paragraph-rsid="01100ff4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style:line-height-at-least="0.402cm"/>
      <style:text-properties style:font-name="Arial" fo:font-size="10pt" fo:font-style="normal" fo:font-weight="normal" officeooo:rsid="01100ff4" officeooo:paragraph-rsid="01283def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style:line-height-at-least="0.402cm"/>
      <style:text-properties style:font-name="Arial" fo:font-size="10pt" fo:font-style="normal" fo:font-weight="normal" officeooo:rsid="0115994d" officeooo:paragraph-rsid="0115994d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paragraph-properties style:line-height-at-least="0.402cm"/>
      <style:text-properties style:font-name="Arial" fo:font-size="10pt" fo:font-style="normal" fo:font-weight="normal" officeooo:rsid="0115994d" officeooo:paragraph-rsid="011748f9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style:line-height-at-least="0.402cm"/>
      <style:text-properties style:font-name="Arial" fo:font-size="10pt" fo:font-style="normal" fo:font-weight="normal" officeooo:rsid="011748f9" officeooo:paragraph-rsid="011748f9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style:line-height-at-least="0.402cm"/>
      <style:text-properties style:font-name="Arial" fo:font-size="10pt" fo:font-style="normal" fo:font-weight="normal" officeooo:rsid="0123a953" officeooo:paragraph-rsid="0123a953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style:line-height-at-least="0.402cm"/>
      <style:text-properties style:font-name="Arial" fo:font-size="10pt" fo:font-style="normal" fo:font-weight="normal" officeooo:rsid="01276718" officeooo:paragraph-rsid="01276718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style:line-height-at-least="0.402cm"/>
      <style:text-properties style:font-name="Arial" fo:font-size="10pt" fo:font-style="normal" fo:font-weight="normal" officeooo:rsid="011da2e1" officeooo:paragraph-rsid="011c0b52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style:line-height-at-least="0.402cm"/>
      <style:text-properties style:font-name="Arial" fo:font-size="10pt" fo:font-style="normal" fo:font-weight="normal" officeooo:rsid="011da2e1" officeooo:paragraph-rsid="0125a7c3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style:line-height-at-least="0.402cm"/>
      <style:text-properties style:font-name="Arial" fo:font-size="10pt" fo:font-style="normal" fo:font-weight="normal" officeooo:rsid="01217009" officeooo:paragraph-rsid="011f8b6f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paragraph-properties style:line-height-at-least="0.402cm"/>
      <style:text-properties style:font-name="Arial" fo:font-size="10pt" fo:font-style="normal" fo:font-weight="normal" officeooo:rsid="014656c6" officeooo:paragraph-rsid="014656c6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style:line-height-at-least="0.402cm"/>
      <style:text-properties style:font-name="Arial" fo:font-size="10pt" fo:font-style="normal" fo:font-weight="normal" officeooo:rsid="01330613" officeooo:paragraph-rsid="01312758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paragraph-properties style:line-height-at-least="0.402cm"/>
      <style:text-properties style:font-name="Arial" fo:font-size="10pt" fo:font-style="normal" fo:font-weight="normal" officeooo:rsid="0136582f" officeooo:paragraph-rsid="01350e58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style:line-height-at-least="0.402cm"/>
      <style:text-properties style:font-name="Arial" fo:font-size="10pt" fo:font-style="normal" fo:font-weight="normal" officeooo:rsid="013b31e5" officeooo:paragraph-rsid="0138eff4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paragraph-properties style:line-height-at-least="0.402cm"/>
      <style:text-properties style:font-name="Arial" fo:font-size="10pt" fo:font-style="normal" fo:font-weight="normal" officeooo:rsid="013bb866" officeooo:paragraph-rsid="013b32e9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paragraph-properties style:line-height-at-least="0.402cm"/>
      <style:text-properties style:font-name="Arial" fo:font-size="10pt" fo:font-style="normal" fo:font-weight="normal" officeooo:rsid="013e944e" officeooo:paragraph-rsid="013e944e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style:paragraph-properties style:line-height-at-least="0.402cm"/>
      <style:text-properties style:font-name="Arial" fo:font-size="10pt" fo:font-style="normal" fo:font-weight="normal" officeooo:rsid="01426312" officeooo:paragraph-rsid="01426312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style:paragraph-properties style:line-height-at-least="0.402cm"/>
      <style:text-properties style:font-name="Arial" fo:font-size="10pt" fo:font-style="normal" fo:font-weight="normal" officeooo:rsid="014f2fb6" officeooo:paragraph-rsid="014f2fb6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paragraph-properties style:line-height-at-least="0.402cm"/>
      <style:text-properties style:font-name="Arial" fo:font-size="10pt" fo:font-style="normal" fo:font-weight="normal" officeooo:rsid="014ff737" officeooo:paragraph-rsid="014ff737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paragraph-properties style:line-height-at-least="0.402cm"/>
      <style:text-properties style:font-name="Arial" fo:font-size="10pt" fo:font-style="normal" fo:font-weight="normal" officeooo:rsid="0155737e" officeooo:paragraph-rsid="0155737e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paragraph-properties style:line-height-at-least="0.402cm"/>
      <style:text-properties style:font-name="Arial" fo:font-size="10pt" fo:font-style="normal" fo:font-weight="normal" officeooo:rsid="0155aeee" officeooo:paragraph-rsid="0155aeee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paragraph-properties style:line-height-at-least="0.402cm"/>
      <style:text-properties style:font-name="Arial" fo:font-size="10pt" fo:font-style="normal" fo:font-weight="normal" officeooo:rsid="015acf67" officeooo:paragraph-rsid="0155737e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style:line-height-at-least="0.402cm"/>
      <style:text-properties style:font-name="Arial" fo:font-size="10pt" fo:font-style="normal" fo:font-weight="normal" officeooo:rsid="015c3a57" officeooo:paragraph-rsid="015c3a57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style:line-height-at-least="0.402cm"/>
      <style:text-properties style:font-name="Arial" fo:font-size="10pt" fo:font-style="normal" fo:font-weight="normal" officeooo:rsid="0161006e" officeooo:paragraph-rsid="0161006e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style:line-height-at-least="0.402cm"/>
      <style:text-properties style:font-name="Arial" fo:font-size="10pt" fo:font-style="normal" fo:font-weight="normal" officeooo:rsid="0164d806" officeooo:paragraph-rsid="0161006e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style:line-height-at-least="0.402cm"/>
      <style:text-properties style:font-name="Arial" fo:font-size="10pt" fo:font-style="normal" fo:font-weight="normal" officeooo:rsid="0164d806" officeooo:paragraph-rsid="0164d806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style:line-height-at-least="0.402cm"/>
      <style:text-properties style:font-name="Arial" fo:font-size="10pt" fo:font-style="normal" fo:font-weight="normal" officeooo:rsid="01661156" officeooo:paragraph-rsid="01661156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style:line-height-at-least="0.402cm"/>
      <style:text-properties style:font-name="Arial" fo:font-size="10pt" fo:font-style="normal" fo:font-weight="normal" officeooo:rsid="0166c3a0" officeooo:paragraph-rsid="0166c3a0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style:line-height-at-least="0.402cm"/>
      <style:text-properties style:font-name="Arial" fo:font-size="10pt" fo:font-style="normal" fo:font-weight="normal" officeooo:rsid="0168ba14" officeooo:paragraph-rsid="0168ba14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style:line-height-at-least="0.402cm"/>
      <style:text-properties style:font-name="Arial" fo:font-size="10pt" fo:font-style="normal" fo:font-weight="normal" officeooo:rsid="01699027" officeooo:paragraph-rsid="0169902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style:line-height-at-least="0.402cm"/>
      <style:text-properties style:font-name="Arial" fo:font-size="10pt" fo:font-style="normal" fo:font-weight="normal" officeooo:rsid="0169ad90" officeooo:paragraph-rsid="0169ad9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style:line-height-at-least="0.402cm"/>
      <style:text-properties style:font-name="Arial" fo:font-size="10pt" fo:font-style="normal" fo:font-weight="normal" officeooo:rsid="016a5a6c" officeooo:paragraph-rsid="016a5a6c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style:line-height-at-least="0.402cm"/>
      <style:text-properties style:font-name="Arial" fo:font-size="10pt" fo:font-style="normal" fo:font-weight="normal" officeooo:rsid="016e75bf" officeooo:paragraph-rsid="016e75bf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style:line-height-at-least="0.402cm"/>
      <style:text-properties style:font-name="Arial" fo:font-size="10pt" fo:font-style="normal" fo:font-weight="normal" officeooo:rsid="0173058e" officeooo:paragraph-rsid="0173058e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text-properties style:font-name="Arial" fo:font-size="10pt" officeooo:rsid="000180d5" style:font-size-asian="10pt" style:font-size-complex="10pt"/>
    </style:style>
    <style:style style:name="P150" style:family="paragraph" style:parent-style-name="Standard">
      <style:text-properties style:font-name="Arial" fo:font-size="10pt" officeooo:rsid="000180d5" officeooo:paragraph-rsid="000180d5" style:font-size-asian="10pt" style:font-size-complex="10pt"/>
    </style:style>
    <style:style style:name="P151" style:family="paragraph" style:parent-style-name="Standard">
      <style:text-properties style:font-name="Arial" fo:font-size="10pt" officeooo:paragraph-rsid="00670613" style:font-size-asian="10pt" style:font-size-complex="10pt"/>
    </style:style>
    <style:style style:name="P152" style:family="paragraph" style:parent-style-name="Standard">
      <style:text-properties style:font-name="Arial" fo:font-size="10pt" officeooo:paragraph-rsid="00d4b014" style:font-size-asian="10pt" style:font-size-complex="10pt"/>
    </style:style>
    <style:style style:name="P153" style:family="paragraph" style:parent-style-name="Standard">
      <style:paragraph-properties style:line-height-at-least="0.402cm"/>
      <style:text-properties style:font-name="Arial" fo:font-size="10pt" style:font-size-asian="10pt" style:font-size-complex="10pt"/>
    </style:style>
    <style:style style:name="P154" style:family="paragraph" style:parent-style-name="Standard">
      <style:paragraph-properties style:line-height-at-least="0.402cm"/>
      <style:text-properties style:font-name="Arial" fo:font-size="10pt" officeooo:paragraph-rsid="01049ac1" style:font-size-asian="10pt" style:font-size-complex="10pt"/>
    </style:style>
    <style:style style:name="P155" style:family="paragraph" style:parent-style-name="Standard">
      <style:text-properties style:font-name="Arial" fo:font-size="10pt" fo:font-weight="bold" officeooo:rsid="000299a3" officeooo:paragraph-rsid="000299a3" style:font-size-asian="10pt" style:font-weight-asian="bold" style:font-size-complex="10pt" style:font-weight-complex="bold"/>
    </style:style>
    <style:style style:name="P156" style:family="paragraph" style:parent-style-name="Standard">
      <style:text-properties style:font-name="Arial" fo:font-size="10pt" fo:font-weight="bold" officeooo:rsid="000299a3" officeooo:paragraph-rsid="0038d040" style:font-size-asian="10pt" style:font-weight-asian="bold" style:font-size-complex="10pt" style:font-weight-complex="bold"/>
    </style:style>
    <style:style style:name="P157" style:family="paragraph" style:parent-style-name="Standard">
      <style:text-properties style:font-name="Arial" fo:font-size="10pt" fo:font-weight="bold" officeooo:rsid="0003e908" officeooo:paragraph-rsid="0003e908" style:font-size-asian="10pt" style:font-weight-asian="bold" style:font-size-complex="10pt" style:font-weight-complex="bold"/>
    </style:style>
    <style:style style:name="P158" style:family="paragraph" style:parent-style-name="Standard">
      <style:text-properties style:font-name="Arial" fo:font-size="10pt" fo:font-weight="bold" officeooo:rsid="00056634" officeooo:paragraph-rsid="00056634" style:font-size-asian="10pt" style:font-weight-asian="bold" style:font-size-complex="10pt" style:font-weight-complex="bold"/>
    </style:style>
    <style:style style:name="P159" style:family="paragraph" style:parent-style-name="Standard">
      <style:text-properties style:font-name="Arial" fo:font-size="10pt" fo:font-weight="bold" officeooo:rsid="0007fa00" officeooo:paragraph-rsid="0007fa00" style:font-size-asian="10pt" style:font-weight-asian="bold" style:font-size-complex="10pt" style:font-weight-complex="bold"/>
    </style:style>
    <style:style style:name="P160" style:family="paragraph" style:parent-style-name="Standard">
      <style:text-properties style:font-name="Arial" fo:font-size="10pt" fo:font-weight="bold" officeooo:rsid="000ca158" officeooo:paragraph-rsid="000ca158" style:font-size-asian="10pt" style:font-weight-asian="bold" style:font-size-complex="10pt" style:font-weight-complex="bold"/>
    </style:style>
    <style:style style:name="P161" style:family="paragraph" style:parent-style-name="Standard">
      <style:text-properties style:font-name="Arial" fo:font-size="10pt" fo:font-weight="bold" officeooo:rsid="0010b1d1" officeooo:paragraph-rsid="0010b1d1" style:font-size-asian="10pt" style:font-weight-asian="bold" style:font-size-complex="10pt" style:font-weight-complex="bold"/>
    </style:style>
    <style:style style:name="P162" style:family="paragraph" style:parent-style-name="Standard">
      <style:text-properties style:font-name="Arial" fo:font-size="10pt" fo:font-weight="bold" officeooo:rsid="0013fff3" officeooo:paragraph-rsid="0013fff3" style:font-size-asian="10pt" style:font-weight-asian="bold" style:font-size-complex="10pt" style:font-weight-complex="bold"/>
    </style:style>
    <style:style style:name="P163" style:family="paragraph" style:parent-style-name="Standard">
      <style:text-properties style:font-name="Arial" fo:font-size="10pt" fo:font-weight="bold" officeooo:rsid="001dd24b" officeooo:paragraph-rsid="001dd24b" style:font-size-asian="10pt" style:font-weight-asian="bold" style:font-size-complex="10pt" style:font-weight-complex="bold"/>
    </style:style>
    <style:style style:name="P164" style:family="paragraph" style:parent-style-name="Standard">
      <style:text-properties style:font-name="Arial" fo:font-size="10pt" fo:font-weight="bold" officeooo:rsid="002100dc" officeooo:paragraph-rsid="002112f4" style:font-size-asian="10pt" style:font-weight-asian="bold" style:font-size-complex="10pt" style:font-weight-complex="bold"/>
    </style:style>
    <style:style style:name="P165" style:family="paragraph" style:parent-style-name="Standard">
      <style:text-properties style:font-name="Arial" fo:font-size="10pt" fo:font-weight="bold" officeooo:rsid="002112f4" officeooo:paragraph-rsid="002112f4" style:font-size-asian="10pt" style:font-weight-asian="bold" style:font-size-complex="10pt" style:font-weight-complex="bold"/>
    </style:style>
    <style:style style:name="P166" style:family="paragraph" style:parent-style-name="Standard">
      <style:text-properties style:font-name="Arial" fo:font-size="10pt" fo:font-weight="bold" officeooo:rsid="00239e93" officeooo:paragraph-rsid="00239e93" style:font-size-asian="10pt" style:font-weight-asian="bold" style:font-size-complex="10pt" style:font-weight-complex="bold"/>
    </style:style>
    <style:style style:name="P167" style:family="paragraph" style:parent-style-name="Standard">
      <style:text-properties style:font-name="Arial" fo:font-size="10pt" fo:font-weight="bold" officeooo:rsid="0026a0c8" officeooo:paragraph-rsid="0026a0c8" style:font-size-asian="10pt" style:font-weight-asian="bold" style:font-size-complex="10pt" style:font-weight-complex="bold"/>
    </style:style>
    <style:style style:name="P168" style:family="paragraph" style:parent-style-name="Standard">
      <style:text-properties style:font-name="Arial" fo:font-size="10pt" fo:font-weight="bold" officeooo:rsid="0027d46d" officeooo:paragraph-rsid="0027d46d" style:font-size-asian="10pt" style:font-weight-asian="bold" style:font-size-complex="10pt" style:font-weight-complex="bold"/>
    </style:style>
    <style:style style:name="P169" style:family="paragraph" style:parent-style-name="Standard">
      <style:text-properties style:font-name="Arial" fo:font-size="10pt" fo:font-weight="bold" officeooo:rsid="002ab198" officeooo:paragraph-rsid="002ab198" style:font-size-asian="10pt" style:font-weight-asian="bold" style:font-size-complex="10pt" style:font-weight-complex="bold"/>
    </style:style>
    <style:style style:name="P170" style:family="paragraph" style:parent-style-name="Standard">
      <style:text-properties style:font-name="Arial" fo:font-size="10pt" fo:font-weight="bold" officeooo:rsid="0031dec1" officeooo:paragraph-rsid="0031dec1" style:font-size-asian="10pt" style:font-weight-asian="bold" style:font-size-complex="10pt" style:font-weight-complex="bold"/>
    </style:style>
    <style:style style:name="P171" style:family="paragraph" style:parent-style-name="Standard">
      <style:text-properties style:font-name="Arial" fo:font-size="10pt" fo:font-weight="bold" officeooo:rsid="003a125b" officeooo:paragraph-rsid="003a125b" style:font-size-asian="10pt" style:font-weight-asian="bold" style:font-size-complex="10pt" style:font-weight-complex="bold"/>
    </style:style>
    <style:style style:name="P172" style:family="paragraph" style:parent-style-name="Standard">
      <style:text-properties style:font-name="Arial" fo:font-size="10pt" fo:font-weight="bold" officeooo:rsid="00406132" officeooo:paragraph-rsid="00406132" style:font-size-asian="10pt" style:font-weight-asian="bold" style:font-size-complex="10pt" style:font-weight-complex="bold"/>
    </style:style>
    <style:style style:name="P173" style:family="paragraph" style:parent-style-name="Standard">
      <style:text-properties style:font-name="Arial" fo:font-size="10pt" fo:font-weight="bold" officeooo:rsid="0044a5a2" officeooo:paragraph-rsid="0044a5a2" style:font-size-asian="10pt" style:font-weight-asian="bold" style:font-size-complex="10pt" style:font-weight-complex="bold"/>
    </style:style>
    <style:style style:name="P174" style:family="paragraph" style:parent-style-name="Standard">
      <style:text-properties style:font-name="Arial" fo:font-size="10pt" fo:font-weight="bold" officeooo:rsid="0047f8f6" officeooo:paragraph-rsid="0047f8f6" style:font-size-asian="10pt" style:font-weight-asian="bold" style:font-size-complex="10pt" style:font-weight-complex="bold"/>
    </style:style>
    <style:style style:name="P175" style:family="paragraph" style:parent-style-name="Standard">
      <style:text-properties style:font-name="Arial" fo:font-size="10pt" fo:font-weight="bold" officeooo:rsid="004b4991" officeooo:paragraph-rsid="004b4991" style:font-size-asian="10pt" style:font-weight-asian="bold" style:font-size-complex="10pt" style:font-weight-complex="bold"/>
    </style:style>
    <style:style style:name="P176" style:family="paragraph" style:parent-style-name="Standard">
      <style:text-properties style:font-name="Arial" fo:font-size="10pt" fo:font-weight="bold" officeooo:rsid="005b6f4a" officeooo:paragraph-rsid="005b6f4a" style:font-size-asian="10pt" style:font-weight-asian="bold" style:font-size-complex="10pt" style:font-weight-complex="bold"/>
    </style:style>
    <style:style style:name="P177" style:family="paragraph" style:parent-style-name="Standard">
      <style:text-properties style:font-name="Arial" fo:font-size="10pt" fo:font-weight="bold" officeooo:rsid="005dd16a" officeooo:paragraph-rsid="005dd16a" style:font-size-asian="10pt" style:font-weight-asian="bold" style:font-size-complex="10pt" style:font-weight-complex="bold"/>
    </style:style>
    <style:style style:name="P178" style:family="paragraph" style:parent-style-name="Standard">
      <style:text-properties style:font-name="Arial" fo:font-size="10pt" fo:font-weight="bold" officeooo:rsid="005fbf51" officeooo:paragraph-rsid="005fbf51" style:font-size-asian="10pt" style:font-weight-asian="bold" style:font-size-complex="10pt" style:font-weight-complex="bold"/>
    </style:style>
    <style:style style:name="P179" style:family="paragraph" style:parent-style-name="Standard">
      <style:text-properties style:font-name="Arial" fo:font-size="10pt" fo:font-weight="bold" officeooo:rsid="00614571" officeooo:paragraph-rsid="00614571" style:font-size-asian="10pt" style:font-weight-asian="bold" style:font-size-complex="10pt" style:font-weight-complex="bold"/>
    </style:style>
    <style:style style:name="P180" style:family="paragraph" style:parent-style-name="Standard">
      <style:text-properties style:font-name="Arial" fo:font-size="10pt" fo:font-weight="bold" officeooo:rsid="00670613" officeooo:paragraph-rsid="00670613" style:font-size-asian="10pt" style:font-weight-asian="bold" style:font-size-complex="10pt" style:font-weight-complex="bold"/>
    </style:style>
    <style:style style:name="P181" style:family="paragraph" style:parent-style-name="Standard">
      <style:text-properties style:font-name="Arial" fo:font-size="10pt" fo:font-weight="bold" officeooo:rsid="00675e5d" officeooo:paragraph-rsid="00675e5d" style:font-size-asian="10pt" style:font-weight-asian="bold" style:font-size-complex="10pt" style:font-weight-complex="bold"/>
    </style:style>
    <style:style style:name="P182" style:family="paragraph" style:parent-style-name="Standard">
      <style:text-properties style:font-name="Arial" fo:font-size="10pt" fo:font-weight="bold" officeooo:rsid="0067afbf" officeooo:paragraph-rsid="00675e5d" style:font-size-asian="10pt" style:font-weight-asian="bold" style:font-size-complex="10pt" style:font-weight-complex="bold"/>
    </style:style>
    <style:style style:name="P183" style:family="paragraph" style:parent-style-name="Standard">
      <style:text-properties style:font-name="Arial" fo:font-size="10pt" fo:font-weight="bold" officeooo:rsid="006898d5" officeooo:paragraph-rsid="006898d5" style:font-size-asian="10pt" style:font-weight-asian="bold" style:font-size-complex="10pt" style:font-weight-complex="bold"/>
    </style:style>
    <style:style style:name="P184" style:family="paragraph" style:parent-style-name="Standard">
      <style:text-properties style:font-name="Arial" fo:font-size="10pt" fo:font-weight="bold" officeooo:rsid="0086c2f6" officeooo:paragraph-rsid="0086c2f6" style:font-size-asian="10pt" style:font-weight-asian="bold" style:font-size-complex="10pt" style:font-weight-complex="bold"/>
    </style:style>
    <style:style style:name="P185" style:family="paragraph" style:parent-style-name="Standard">
      <style:text-properties style:font-name="Arial" fo:font-size="10pt" fo:font-weight="bold" officeooo:rsid="008b9d68" officeooo:paragraph-rsid="008b9d68" style:font-size-asian="10pt" style:font-weight-asian="bold" style:font-size-complex="10pt" style:font-weight-complex="bold"/>
    </style:style>
    <style:style style:name="P186" style:family="paragraph" style:parent-style-name="Standard">
      <style:text-properties style:font-name="Arial" fo:font-size="10pt" fo:font-weight="bold" officeooo:rsid="00948fd4" officeooo:paragraph-rsid="00948fd4" style:font-size-asian="10pt" style:font-weight-asian="bold" style:font-size-complex="10pt" style:font-weight-complex="bold"/>
    </style:style>
    <style:style style:name="P187" style:family="paragraph" style:parent-style-name="Standard">
      <style:text-properties style:font-name="Arial" fo:font-size="10pt" fo:font-weight="bold" officeooo:rsid="00961f69" officeooo:paragraph-rsid="00961f69" style:font-size-asian="10pt" style:font-weight-asian="bold" style:font-size-complex="10pt" style:font-weight-complex="bold"/>
    </style:style>
    <style:style style:name="P188" style:family="paragraph" style:parent-style-name="Standard">
      <style:text-properties style:font-name="Arial" fo:font-size="10pt" fo:font-weight="normal" officeooo:rsid="0003e908" officeooo:paragraph-rsid="0003e908" style:font-size-asian="10pt" style:font-weight-asian="normal" style:font-size-complex="10pt" style:font-weight-complex="normal"/>
    </style:style>
    <style:style style:name="P189" style:family="paragraph" style:parent-style-name="Standard">
      <style:text-properties style:font-name="Arial" fo:font-size="10pt" fo:font-weight="normal" officeooo:rsid="00062e32" officeooo:paragraph-rsid="00056634" style:font-size-asian="10pt" style:font-weight-asian="normal" style:font-size-complex="10pt" style:font-weight-complex="normal"/>
    </style:style>
    <style:style style:name="P190" style:family="paragraph" style:parent-style-name="Standard">
      <style:text-properties style:font-name="Arial" fo:font-size="10pt" fo:font-weight="normal" officeooo:rsid="0007fa00" officeooo:paragraph-rsid="0007fa00" style:font-size-asian="10pt" style:font-weight-asian="normal" style:font-size-complex="10pt" style:font-weight-complex="normal"/>
    </style:style>
    <style:style style:name="P191" style:family="paragraph" style:parent-style-name="Standard">
      <style:text-properties style:font-name="Arial" fo:font-size="10pt" fo:font-weight="normal" officeooo:rsid="0007fa00" officeooo:paragraph-rsid="000ca158" style:font-size-asian="10pt" style:font-weight-asian="normal" style:font-size-complex="10pt" style:font-weight-complex="normal"/>
    </style:style>
    <style:style style:name="P192" style:family="paragraph" style:parent-style-name="Standard">
      <style:text-properties style:font-name="Arial" fo:font-size="10pt" fo:font-weight="normal" officeooo:rsid="000bc136" officeooo:paragraph-rsid="000bc136" style:font-size-asian="10pt" style:font-weight-asian="normal" style:font-size-complex="10pt" style:font-weight-complex="normal"/>
    </style:style>
    <style:style style:name="P193" style:family="paragraph" style:parent-style-name="Standard">
      <style:text-properties style:font-name="Arial" fo:font-size="10pt" fo:font-weight="normal" officeooo:rsid="000bc136" officeooo:paragraph-rsid="00193c4a" style:font-size-asian="10pt" style:font-weight-asian="normal" style:font-size-complex="10pt" style:font-weight-complex="normal"/>
    </style:style>
    <style:style style:name="P194" style:family="paragraph" style:parent-style-name="Standard">
      <style:text-properties style:font-name="Arial" fo:font-size="10pt" fo:font-weight="normal" officeooo:rsid="000bc136" officeooo:paragraph-rsid="0024f84e" style:font-size-asian="10pt" style:font-weight-asian="normal" style:font-size-complex="10pt" style:font-weight-complex="normal"/>
    </style:style>
    <style:style style:name="P195" style:family="paragraph" style:parent-style-name="Standard">
      <style:text-properties style:font-name="Arial" fo:font-size="10pt" fo:font-weight="normal" officeooo:rsid="000bc136" officeooo:paragraph-rsid="0026a0c8" style:font-size-asian="10pt" style:font-weight-asian="normal" style:font-size-complex="10pt" style:font-weight-complex="normal"/>
    </style:style>
    <style:style style:name="P196" style:family="paragraph" style:parent-style-name="Standard">
      <style:text-properties style:font-name="Arial" fo:font-size="10pt" fo:font-weight="normal" officeooo:rsid="000bc136" officeooo:paragraph-rsid="00239e93" style:font-size-asian="10pt" style:font-weight-asian="normal" style:font-size-complex="10pt" style:font-weight-complex="normal"/>
    </style:style>
    <style:style style:name="P197" style:family="paragraph" style:parent-style-name="Standard">
      <style:text-properties style:font-name="Arial" fo:font-size="10pt" fo:font-weight="normal" officeooo:rsid="000bc136" officeooo:paragraph-rsid="00305550" style:font-size-asian="10pt" style:font-weight-asian="normal" style:font-size-complex="10pt" style:font-weight-complex="normal"/>
    </style:style>
    <style:style style:name="P198" style:family="paragraph" style:parent-style-name="Standard">
      <style:text-properties style:font-name="Arial" fo:font-size="10pt" fo:font-weight="normal" officeooo:rsid="000ca158" officeooo:paragraph-rsid="000ca158" style:font-size-asian="10pt" style:font-weight-asian="normal" style:font-size-complex="10pt" style:font-weight-complex="normal"/>
    </style:style>
    <style:style style:name="P199" style:family="paragraph" style:parent-style-name="Standard">
      <style:text-properties style:font-name="Arial" fo:font-size="10pt" fo:font-weight="normal" officeooo:rsid="00121fdd" officeooo:paragraph-rsid="0010b1d1" style:font-size-asian="10pt" style:font-weight-asian="normal" style:font-size-complex="10pt" style:font-weight-complex="normal"/>
    </style:style>
    <style:style style:name="P200" style:family="paragraph" style:parent-style-name="Standard">
      <style:text-properties style:font-name="Arial" fo:font-size="10pt" fo:font-weight="normal" officeooo:rsid="0013fff3" officeooo:paragraph-rsid="0013fff3" style:font-size-asian="10pt" style:font-weight-asian="normal" style:font-size-complex="10pt" style:font-weight-complex="normal"/>
    </style:style>
    <style:style style:name="P201" style:family="paragraph" style:parent-style-name="Standard">
      <style:text-properties style:font-name="Arial" fo:font-size="10pt" fo:font-weight="normal" officeooo:rsid="0014e6d0" officeooo:paragraph-rsid="0014e6d0" style:font-size-asian="10pt" style:font-weight-asian="normal" style:font-size-complex="10pt" style:font-weight-complex="normal"/>
    </style:style>
    <style:style style:name="P202" style:family="paragraph" style:parent-style-name="Standard">
      <style:text-properties style:font-name="Arial" fo:font-size="10pt" fo:font-weight="normal" officeooo:rsid="0016e0f7" officeooo:paragraph-rsid="0016e0f7" style:font-size-asian="10pt" style:font-weight-asian="normal" style:font-size-complex="10pt" style:font-weight-complex="normal"/>
    </style:style>
    <style:style style:name="P203" style:family="paragraph" style:parent-style-name="Standard">
      <style:text-properties style:font-name="Arial" fo:font-size="10pt" fo:font-weight="normal" officeooo:rsid="00172fff" officeooo:paragraph-rsid="00172fff" style:font-size-asian="10pt" style:font-weight-asian="normal" style:font-size-complex="10pt" style:font-weight-complex="normal"/>
    </style:style>
    <style:style style:name="P204" style:family="paragraph" style:parent-style-name="Standard">
      <style:text-properties style:font-name="Arial" fo:font-size="10pt" fo:font-weight="normal" officeooo:rsid="00180ab3" officeooo:paragraph-rsid="00180ab3" style:font-size-asian="10pt" style:font-weight-asian="normal" style:font-size-complex="10pt" style:font-weight-complex="normal"/>
    </style:style>
    <style:style style:name="P205" style:family="paragraph" style:parent-style-name="Standard">
      <style:text-properties style:font-name="Arial" fo:font-size="10pt" fo:font-weight="normal" officeooo:rsid="00193c4a" officeooo:paragraph-rsid="00193c4a" style:font-size-asian="10pt" style:font-weight-asian="normal" style:font-size-complex="10pt" style:font-weight-complex="normal"/>
    </style:style>
    <style:style style:name="P206" style:family="paragraph" style:parent-style-name="Standard">
      <style:text-properties style:font-name="Arial" fo:font-size="10pt" fo:font-weight="normal" officeooo:rsid="001dd24b" officeooo:paragraph-rsid="001dd24b" style:font-size-asian="10pt" style:font-weight-asian="normal" style:font-size-complex="10pt" style:font-weight-complex="normal"/>
    </style:style>
    <style:style style:name="P207" style:family="paragraph" style:parent-style-name="Standard">
      <style:text-properties style:font-name="Arial" fo:font-size="10pt" fo:font-weight="normal" officeooo:rsid="0020ad4d" officeooo:paragraph-rsid="0020ad4d" style:font-size-asian="10pt" style:font-weight-asian="normal" style:font-size-complex="10pt" style:font-weight-complex="normal"/>
    </style:style>
    <style:style style:name="P208" style:family="paragraph" style:parent-style-name="Standard">
      <style:text-properties style:font-name="Arial" fo:font-size="10pt" fo:font-weight="normal" officeooo:rsid="0026a0c8" officeooo:paragraph-rsid="0026a0c8" style:font-size-asian="10pt" style:font-weight-asian="normal" style:font-size-complex="10pt" style:font-weight-complex="normal"/>
    </style:style>
    <style:style style:name="P209" style:family="paragraph" style:parent-style-name="Standard">
      <style:text-properties style:font-name="Arial" fo:font-size="10pt" fo:font-weight="normal" officeooo:rsid="002ab198" officeooo:paragraph-rsid="0027d46d" style:font-size-asian="10pt" style:font-weight-asian="normal" style:font-size-complex="10pt" style:font-weight-complex="normal"/>
    </style:style>
    <style:style style:name="P210" style:family="paragraph" style:parent-style-name="Standard">
      <style:text-properties style:font-name="Arial" fo:font-size="10pt" fo:font-weight="normal" officeooo:rsid="003ad651" officeooo:paragraph-rsid="003a125b" style:font-size-asian="10pt" style:font-weight-asian="normal" style:font-size-complex="10pt" style:font-weight-complex="normal"/>
    </style:style>
    <style:style style:name="P211" style:family="paragraph" style:parent-style-name="Standard">
      <style:text-properties style:font-name="Arial" fo:font-size="10pt" fo:font-weight="normal" officeooo:rsid="00406132" officeooo:paragraph-rsid="00406132" style:font-size-asian="10pt" style:font-weight-asian="normal" style:font-size-complex="10pt" style:font-weight-complex="normal"/>
    </style:style>
    <style:style style:name="P212" style:family="paragraph" style:parent-style-name="Standard">
      <style:text-properties style:font-name="Arial" fo:font-size="10pt" fo:font-weight="normal" officeooo:rsid="004401c7" officeooo:paragraph-rsid="004401c7" style:font-size-asian="10pt" style:font-weight-asian="normal" style:font-size-complex="10pt" style:font-weight-complex="normal"/>
    </style:style>
    <style:style style:name="P213" style:family="paragraph" style:parent-style-name="Standard">
      <style:text-properties style:font-name="Arial" fo:font-size="10pt" fo:font-weight="normal" officeooo:rsid="0044a5a2" officeooo:paragraph-rsid="0044a5a2" style:font-size-asian="10pt" style:font-weight-asian="normal" style:font-size-complex="10pt" style:font-weight-complex="normal"/>
    </style:style>
    <style:style style:name="P214" style:family="paragraph" style:parent-style-name="Standard">
      <style:text-properties style:font-name="Arial" fo:font-size="10pt" fo:font-weight="normal" officeooo:rsid="00459f7b" officeooo:paragraph-rsid="00459f7b" style:font-size-asian="10pt" style:font-weight-asian="normal" style:font-size-complex="10pt" style:font-weight-complex="normal"/>
    </style:style>
    <style:style style:name="P215" style:family="paragraph" style:parent-style-name="Standard">
      <style:text-properties style:font-name="Arial" fo:font-size="10pt" fo:font-weight="normal" officeooo:rsid="00462065" officeooo:paragraph-rsid="00462065" style:font-size-asian="10pt" style:font-weight-asian="normal" style:font-size-complex="10pt" style:font-weight-complex="normal"/>
    </style:style>
    <style:style style:name="P216" style:family="paragraph" style:parent-style-name="Standard">
      <style:text-properties style:font-name="Arial" fo:font-size="10pt" fo:font-weight="normal" officeooo:rsid="000299a3" officeooo:paragraph-rsid="000299a3" style:font-size-asian="10pt" style:font-weight-asian="normal" style:font-size-complex="10pt" style:font-weight-complex="normal"/>
    </style:style>
    <style:style style:name="P217" style:family="paragraph" style:parent-style-name="Standard">
      <style:text-properties style:font-name="Arial" fo:font-size="10pt" fo:font-weight="normal" officeooo:rsid="004b4991" officeooo:paragraph-rsid="004b4991" style:font-size-asian="10pt" style:font-weight-asian="normal" style:font-size-complex="10pt" style:font-weight-complex="normal"/>
    </style:style>
    <style:style style:name="P218" style:family="paragraph" style:parent-style-name="Standard">
      <style:text-properties style:font-name="Arial" fo:font-size="10pt" fo:font-weight="normal" officeooo:rsid="0051ece2" officeooo:paragraph-rsid="0051ece2" style:font-size-asian="10pt" style:font-weight-asian="normal" style:font-size-complex="10pt" style:font-weight-complex="normal"/>
    </style:style>
    <style:style style:name="P219" style:family="paragraph" style:parent-style-name="Standard">
      <style:text-properties style:font-name="Arial" fo:font-size="10pt" fo:font-weight="normal" officeooo:rsid="00545d69" officeooo:paragraph-rsid="00545d69" style:font-size-asian="10pt" style:font-weight-asian="normal" style:font-size-complex="10pt" style:font-weight-complex="normal"/>
    </style:style>
    <style:style style:name="P220" style:family="paragraph" style:parent-style-name="Standard">
      <style:text-properties style:font-name="Arial" fo:font-size="10pt" fo:font-weight="normal" officeooo:rsid="00588b0e" officeooo:paragraph-rsid="00588b0e" style:font-size-asian="10pt" style:font-weight-asian="normal" style:font-size-complex="10pt" style:font-weight-complex="normal"/>
    </style:style>
    <style:style style:name="P221" style:family="paragraph" style:parent-style-name="Standard">
      <style:text-properties style:font-name="Arial" fo:font-size="10pt" fo:font-weight="normal" officeooo:rsid="005cfa2a" officeooo:paragraph-rsid="005b6f4a" style:font-size-asian="10pt" style:font-weight-asian="normal" style:font-size-complex="10pt" style:font-weight-complex="normal"/>
    </style:style>
    <style:style style:name="P222" style:family="paragraph" style:parent-style-name="Standard">
      <style:text-properties style:font-name="Arial" fo:font-size="10pt" fo:font-weight="normal" officeooo:rsid="005dd16a" officeooo:paragraph-rsid="005dd16a" style:font-size-asian="10pt" style:font-weight-asian="normal" style:font-size-complex="10pt" style:font-weight-complex="normal"/>
    </style:style>
    <style:style style:name="P223" style:family="paragraph" style:parent-style-name="Standard">
      <style:text-properties style:font-name="Arial" fo:font-size="10pt" fo:font-weight="normal" officeooo:rsid="00675e5d" officeooo:paragraph-rsid="00675e5d" style:font-size-asian="10pt" style:font-weight-asian="normal" style:font-size-complex="10pt" style:font-weight-complex="normal"/>
    </style:style>
    <style:style style:name="P224" style:family="paragraph" style:parent-style-name="Standard">
      <style:text-properties style:font-name="Arial" fo:font-size="10pt" fo:font-weight="normal" officeooo:rsid="006898d5" officeooo:paragraph-rsid="006898d5" style:font-size-asian="10pt" style:font-weight-asian="normal" style:font-size-complex="10pt" style:font-weight-complex="normal"/>
    </style:style>
    <style:style style:name="P225" style:family="paragraph" style:parent-style-name="Standard">
      <style:text-properties style:font-name="Arial" fo:font-size="10pt" fo:font-weight="normal" officeooo:rsid="006898d5" officeooo:paragraph-rsid="00772c49" style:font-size-asian="10pt" style:font-weight-asian="normal" style:font-size-complex="10pt" style:font-weight-complex="normal"/>
    </style:style>
    <style:style style:name="P226" style:family="paragraph" style:parent-style-name="Standard">
      <style:text-properties style:font-name="Arial" fo:font-size="10pt" fo:font-weight="normal" officeooo:rsid="0069d470" officeooo:paragraph-rsid="0069d470" style:font-size-asian="10pt" style:font-weight-asian="normal" style:font-size-complex="10pt" style:font-weight-complex="normal"/>
    </style:style>
    <style:style style:name="P227" style:family="paragraph" style:parent-style-name="Standard">
      <style:text-properties style:font-name="Arial" fo:font-size="10pt" fo:font-weight="normal" officeooo:rsid="006e3a1c" officeooo:paragraph-rsid="006e3a1c" style:font-size-asian="10pt" style:font-weight-asian="normal" style:font-size-complex="10pt" style:font-weight-complex="normal"/>
    </style:style>
    <style:style style:name="P228" style:family="paragraph" style:parent-style-name="Standard">
      <style:text-properties style:font-name="Arial" fo:font-size="10pt" fo:font-weight="normal" officeooo:rsid="0072fd30" officeooo:paragraph-rsid="0072fd30" style:font-size-asian="10pt" style:font-weight-asian="normal" style:font-size-complex="10pt" style:font-weight-complex="normal"/>
    </style:style>
    <style:style style:name="P229" style:family="paragraph" style:parent-style-name="Standard">
      <style:text-properties style:font-name="Arial" fo:font-size="10pt" fo:font-weight="normal" officeooo:rsid="00768912" officeooo:paragraph-rsid="00768912" style:font-size-asian="10pt" style:font-weight-asian="normal" style:font-size-complex="10pt" style:font-weight-complex="normal"/>
    </style:style>
    <style:style style:name="P230" style:family="paragraph" style:parent-style-name="Standard">
      <style:text-properties style:font-name="Arial" fo:font-size="10pt" fo:font-weight="normal" officeooo:rsid="0078160c" officeooo:paragraph-rsid="0078160c" style:font-size-asian="10pt" style:font-weight-asian="normal" style:font-size-complex="10pt" style:font-weight-complex="normal"/>
    </style:style>
    <style:style style:name="P231" style:family="paragraph" style:parent-style-name="Standard">
      <style:text-properties style:font-name="Arial" fo:font-size="10pt" fo:font-weight="normal" officeooo:rsid="0079992d" officeooo:paragraph-rsid="007e38e0" style:font-size-asian="10pt" style:font-weight-asian="normal" style:font-size-complex="10pt" style:font-weight-complex="normal"/>
    </style:style>
    <style:style style:name="P232" style:family="paragraph" style:parent-style-name="Standard">
      <style:text-properties style:font-name="Arial" fo:font-size="10pt" fo:font-weight="normal" officeooo:rsid="0079992d" officeooo:paragraph-rsid="0081dc80" style:font-size-asian="10pt" style:font-weight-asian="normal" style:font-size-complex="10pt" style:font-weight-complex="normal"/>
    </style:style>
    <style:style style:name="P233" style:family="paragraph" style:parent-style-name="Standard">
      <style:text-properties style:font-name="Arial" fo:font-size="10pt" fo:font-weight="normal" officeooo:rsid="00840c26" officeooo:paragraph-rsid="00840c26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style:line-height-at-least="0.402cm"/>
      <style:text-properties style:font-name="Arial" fo:font-size="10pt" fo:font-weight="normal" style:font-size-asian="10pt" style:font-size-complex="10pt"/>
    </style:style>
    <style:style style:name="P235" style:family="paragraph" style:parent-style-name="Standard">
      <style:text-properties style:font-name="Arial" fo:font-size="20pt" style:font-size-asian="20pt" style:font-size-complex="20pt"/>
    </style:style>
    <style:style style:name="P236" style:family="paragraph" style:parent-style-name="Standard">
      <style:text-properties fo:color="#d4d4d4" style:font-name="Arial" fo:font-size="10pt" fo:font-weight="normal" officeooo:rsid="005dd16a" officeooo:paragraph-rsid="005dd16a" fo:background-color="#1e1e1e" style:font-size-asian="10pt" style:font-weight-asian="bold" style:font-size-complex="10pt" style:font-weight-complex="bold"/>
    </style:style>
    <style:style style:name="P237" style:family="paragraph" style:parent-style-name="Standard">
      <style:text-properties fo:color="#d4d4d4" style:font-name="Arial" fo:font-size="10pt" fo:font-weight="normal" officeooo:rsid="00614571" officeooo:paragraph-rsid="00675e5d" fo:background-color="#1e1e1e" style:font-size-asian="10pt" style:font-weight-asian="normal" style:font-size-complex="10pt" style:font-weight-complex="normal"/>
    </style:style>
    <style:style style:name="P238" style:family="paragraph" style:parent-style-name="Standard">
      <style:text-properties fo:color="#d4d4d4" style:font-name="Arial" fo:font-size="10pt" fo:font-weight="normal" officeooo:rsid="0072fd30" officeooo:paragraph-rsid="0072fd30" fo:background-color="#1e1e1e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style:line-height-at-least="0.402cm"/>
      <style:text-properties fo:color="#d4d4d4" style:font-name="Arial" fo:font-size="10pt" fo:font-weight="normal" fo:background-color="#1e1e1e" style:font-size-asian="10pt" style:font-size-complex="10pt"/>
    </style:style>
    <style:style style:name="P240" style:family="paragraph" style:parent-style-name="Standard">
      <style:paragraph-properties style:line-height-at-least="0.402cm"/>
      <style:text-properties fo:color="#d4d4d4" style:font-name="Arial" fo:font-size="10pt" fo:background-color="#1e1e1e" style:font-size-asian="10pt" style:font-size-complex="10pt"/>
    </style:style>
    <style:style style:name="P241" style:family="paragraph" style:parent-style-name="Standard">
      <style:paragraph-properties style:line-height-at-least="0.402cm"/>
      <style:text-properties fo:color="#d4d4d4" style:font-name="Arial" fo:font-size="10pt" officeooo:paragraph-rsid="00675e5d" fo:background-color="#1e1e1e" style:font-size-asian="10pt" style:font-size-complex="10pt"/>
    </style:style>
    <style:style style:name="P242" style:family="paragraph" style:parent-style-name="Standard">
      <style:paragraph-properties style:line-height-at-least="0.402cm"/>
      <style:text-properties fo:color="#d4d4d4" style:font-name="Arial" fo:font-size="10pt" officeooo:paragraph-rsid="00768912" fo:background-color="#1e1e1e" style:font-size-asian="10pt" style:font-size-complex="10pt"/>
    </style:style>
    <style:style style:name="P243" style:family="paragraph" style:parent-style-name="Standard">
      <style:text-properties fo:color="#d4d4d4" style:font-name="Arial" fo:font-size="10pt" fo:font-style="normal" fo:font-weight="normal" officeooo:rsid="00c2bb50" officeooo:paragraph-rsid="00c2bb50" fo:background-color="#1e1e1e" style:font-size-asian="10pt" style:font-style-asian="normal" style:font-weight-asian="normal" style:font-size-complex="10pt" style:font-style-complex="normal" style:font-weight-complex="normal"/>
    </style:style>
    <style:style style:name="P244" style:family="paragraph" style:parent-style-name="Standard">
      <style:text-properties fo:color="#d4d4d4" style:font-name="Arial" fo:font-size="10pt" fo:font-style="normal" fo:font-weight="normal" officeooo:rsid="00d4114c" officeooo:paragraph-rsid="00d4114c" fo:background-color="#1e1e1e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Standard">
      <style:paragraph-properties style:line-height-at-least="0.402cm"/>
      <style:text-properties fo:color="#d4d4d4" style:font-name="Arial" fo:font-size="10pt" fo:font-style="normal" fo:font-weight="normal" officeooo:rsid="01017d88" officeooo:paragraph-rsid="01017d88" fo:background-color="#1e1e1e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Standard">
      <style:text-properties fo:color="#d4d4d4" style:font-name="Arial" fo:font-size="10pt" fo:font-style="normal" fo:font-weight="bold" officeooo:rsid="00df51a7" officeooo:paragraph-rsid="00df51a7" fo:background-color="#1e1e1e" style:font-size-asian="10pt" style:font-style-asian="normal" style:font-weight-asian="bold" style:font-size-complex="10pt" style:font-style-complex="normal" style:font-weight-complex="bold"/>
    </style:style>
    <style:style style:name="P247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248" style:family="paragraph" style:parent-style-name="Standard">
      <style:paragraph-properties style:line-height-at-least="0.402cm"/>
      <style:text-properties fo:color="#d4d4d4" style:font-name="Consolas" fo:font-size="8.39999961853027pt" fo:font-style="normal" fo:font-weight="normal" officeooo:rsid="01426312" officeooo:paragraph-rsid="01426312" fo:background-color="#1e1e1e" style:font-size-asian="10pt" style:font-style-asian="normal" style:font-weight-asian="bold" style:font-size-complex="10pt" style:font-style-complex="normal" style:font-weight-complex="bold"/>
    </style:style>
    <style:style style:name="P249" style:family="paragraph" style:parent-style-name="Standard">
      <style:paragraph-properties style:line-height-at-least="0.402cm"/>
      <style:text-properties fo:color="#d4d4d4" style:font-name="Consolas" fo:font-size="8.39999961853027pt" fo:font-style="normal" fo:font-weight="normal" officeooo:rsid="01443579" officeooo:paragraph-rsid="01443579" fo:background-color="#1e1e1e" style:font-size-asian="10pt" style:font-style-asian="normal" style:font-weight-asian="bold" style:font-size-complex="10pt" style:font-style-complex="normal" style:font-weight-complex="bold"/>
    </style:style>
    <style:style style:name="P250" style:family="paragraph" style:parent-style-name="Standard">
      <style:paragraph-properties style:line-height-at-least="0.402cm"/>
      <style:text-properties fo:color="#d4d4d4" fo:background-color="#1e1e1e"/>
    </style:style>
    <style:style style:name="P251" style:family="paragraph" style:parent-style-name="Standard">
      <style:paragraph-properties style:line-height-at-least="0.402cm"/>
      <style:text-properties fo:color="#6a9955" style:font-name="Arial" fo:font-size="10pt" fo:font-weight="normal" officeooo:paragraph-rsid="00675e5d" fo:background-color="#1e1e1e" style:font-size-asian="10pt" style:font-size-complex="10pt"/>
    </style:style>
    <style:style style:name="P252" style:family="paragraph" style:parent-style-name="Heading_20_3">
      <style:text-properties fo:font-variant="normal" fo:text-transform="none" fo:color="#1c0051" style:font-name="Arial" fo:font-size="20pt" fo:letter-spacing="normal" fo:font-style="normal" fo:font-weight="normal" style:font-size-asian="20pt" style:font-size-complex="20pt" loext:padding="0cm" loext:border="none"/>
    </style:style>
    <style:style style:name="P253" style:family="paragraph" style:parent-style-name="Heading_20_1">
      <style:paragraph-properties fo:margin-left="0.423cm" fo:margin-right="0.423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1c0051" style:font-name="Arial" fo:font-size="20pt" fo:letter-spacing="normal" fo:font-style="normal" fo:font-weight="bold" style:font-size-asian="20pt" style:font-size-complex="20pt" loext:padding="0cm" loext:border="none"/>
    </style:style>
    <style:style style:name="P254" style:family="paragraph" style:parent-style-name="Standard">
      <style:paragraph-properties style:line-height-at-least="0.402cm"/>
      <style:text-properties style:font-name="Arial" fo:font-size="10pt" fo:font-style="normal" fo:font-weight="bold" officeooo:rsid="0173058e" officeooo:paragraph-rsid="0173058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2e32" style:font-weight-asian="normal" style:font-weight-complex="normal"/>
    </style:style>
    <style:style style:name="T4" style:family="text">
      <style:text-properties fo:font-weight="normal" officeooo:rsid="00094085" style:font-weight-asian="normal" style:font-weight-complex="normal"/>
    </style:style>
    <style:style style:name="T5" style:family="text">
      <style:text-properties fo:font-weight="normal" officeooo:rsid="000a4a3a" style:font-weight-asian="normal" style:font-weight-complex="normal"/>
    </style:style>
    <style:style style:name="T6" style:family="text">
      <style:text-properties fo:font-weight="normal" officeooo:rsid="00121fdd" style:font-weight-asian="normal" style:font-weight-complex="normal"/>
    </style:style>
    <style:style style:name="T7" style:family="text">
      <style:text-properties fo:font-weight="normal" officeooo:rsid="002d7252" style:font-weight-asian="normal" style:font-weight-complex="normal"/>
    </style:style>
    <style:style style:name="T8" style:family="text">
      <style:text-properties fo:font-weight="normal" officeooo:rsid="00332172" style:font-weight-asian="normal" style:font-weight-complex="normal"/>
    </style:style>
    <style:style style:name="T9" style:family="text">
      <style:text-properties fo:font-weight="normal" officeooo:rsid="00346c35" style:font-weight-asian="normal" style:font-weight-complex="normal"/>
    </style:style>
    <style:style style:name="T10" style:family="text">
      <style:text-properties fo:font-weight="normal" officeooo:rsid="0035f129" style:font-weight-asian="normal" style:font-weight-complex="normal"/>
    </style:style>
    <style:style style:name="T11" style:family="text">
      <style:text-properties fo:font-weight="normal" officeooo:rsid="003ad651" style:font-weight-asian="normal" style:font-weight-complex="normal"/>
    </style:style>
    <style:style style:name="T12" style:family="text">
      <style:text-properties fo:font-weight="normal" officeooo:rsid="005cfa2a" style:font-weight-asian="normal" style:font-weight-complex="normal"/>
    </style:style>
    <style:style style:name="T13" style:family="text">
      <style:text-properties fo:font-weight="normal" officeooo:rsid="00b2ec35" style:font-weight-asian="normal" style:font-weight-complex="normal"/>
    </style:style>
    <style:style style:name="T14" style:family="text">
      <style:text-properties fo:font-weight="normal" officeooo:rsid="00b73016" style:font-weight-asian="normal" style:font-weight-complex="normal"/>
    </style:style>
    <style:style style:name="T15" style:family="text">
      <style:text-properties fo:font-weight="normal" officeooo:rsid="00b89ca1" style:font-weight-asian="normal" style:font-weight-complex="normal"/>
    </style:style>
    <style:style style:name="T16" style:family="text">
      <style:text-properties fo:font-weight="normal" officeooo:rsid="00b94daa" style:font-weight-asian="normal" style:font-weight-complex="normal"/>
    </style:style>
    <style:style style:name="T17" style:family="text">
      <style:text-properties fo:font-weight="normal" officeooo:rsid="00ba6bd2" style:font-weight-asian="normal" style:font-weight-complex="normal"/>
    </style:style>
    <style:style style:name="T18" style:family="text">
      <style:text-properties fo:font-weight="normal" officeooo:rsid="00bdac53" style:font-weight-asian="normal" style:font-weight-complex="normal"/>
    </style:style>
    <style:style style:name="T19" style:family="text">
      <style:text-properties fo:font-weight="normal" officeooo:rsid="00d635e3" style:font-weight-asian="normal" style:font-weight-complex="normal"/>
    </style:style>
    <style:style style:name="T20" style:family="text">
      <style:text-properties fo:font-weight="normal" officeooo:rsid="00e149a6" style:font-weight-asian="normal" style:font-weight-complex="normal"/>
    </style:style>
    <style:style style:name="T21" style:family="text">
      <style:text-properties fo:font-weight="normal" officeooo:rsid="00e2b0ef" style:font-weight-asian="normal" style:font-weight-complex="normal"/>
    </style:style>
    <style:style style:name="T22" style:family="text">
      <style:text-properties fo:font-weight="normal" officeooo:rsid="00f0061c" style:font-weight-asian="normal" style:font-weight-complex="normal"/>
    </style:style>
    <style:style style:name="T23" style:family="text">
      <style:text-properties fo:font-weight="normal" officeooo:rsid="00fee720" style:font-weight-asian="normal" style:font-weight-complex="normal"/>
    </style:style>
    <style:style style:name="T24" style:family="text">
      <style:text-properties fo:font-weight="normal" officeooo:rsid="0115994d" style:font-weight-asian="normal" style:font-weight-complex="normal"/>
    </style:style>
    <style:style style:name="T25" style:family="text">
      <style:text-properties fo:font-weight="normal" officeooo:rsid="011da2e1" style:font-weight-asian="normal" style:font-weight-complex="normal"/>
    </style:style>
    <style:style style:name="T26" style:family="text">
      <style:text-properties fo:font-weight="normal" officeooo:rsid="0125a7c3" style:font-weight-asian="normal" style:font-weight-complex="normal"/>
    </style:style>
    <style:style style:name="T27" style:family="text">
      <style:text-properties fo:font-weight="normal" officeooo:rsid="01330613" style:font-weight-asian="normal" style:font-weight-complex="normal"/>
    </style:style>
    <style:style style:name="T28" style:family="text">
      <style:text-properties fo:font-weight="normal" officeooo:rsid="0136582f" style:font-weight-asian="normal" style:font-weight-complex="normal"/>
    </style:style>
    <style:style style:name="T29" style:family="text">
      <style:text-properties fo:font-weight="normal" officeooo:rsid="0139d0cd" style:font-weight-asian="normal" style:font-weight-complex="normal"/>
    </style:style>
    <style:style style:name="T30" style:family="text">
      <style:text-properties fo:font-weight="normal" officeooo:rsid="013b31e5" style:font-weight-asian="normal" style:font-weight-complex="normal"/>
    </style:style>
    <style:style style:name="T31" style:family="text">
      <style:text-properties fo:font-weight="normal" officeooo:rsid="013bb866" style:font-weight-asian="normal" style:font-weight-complex="normal"/>
    </style:style>
    <style:style style:name="T32" style:family="text">
      <style:text-properties fo:font-weight="normal" officeooo:rsid="0155aeee" style:font-weight-asian="normal" style:font-weight-complex="normal"/>
    </style:style>
    <style:style style:name="T33" style:family="text">
      <style:text-properties officeooo:rsid="0003e908"/>
    </style:style>
    <style:style style:name="T34" style:family="text">
      <style:text-properties officeooo:rsid="00224edf"/>
    </style:style>
    <style:style style:name="T35" style:family="text">
      <style:text-properties officeooo:rsid="003957b4"/>
    </style:style>
    <style:style style:name="T36" style:family="text">
      <style:text-properties officeooo:rsid="004447a2"/>
    </style:style>
    <style:style style:name="T37" style:family="text">
      <style:text-properties officeooo:rsid="0045841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c02a4" style:font-weight-asian="bold" style:font-weight-complex="bold"/>
    </style:style>
    <style:style style:name="T40" style:family="text">
      <style:text-properties fo:font-weight="bold" officeooo:rsid="00670613" style:font-weight-asian="bold" style:font-weight-complex="bold"/>
    </style:style>
    <style:style style:name="T41" style:family="text">
      <style:text-properties fo:font-weight="bold" officeooo:rsid="00675e5d" style:font-weight-asian="bold" style:font-weight-complex="bold"/>
    </style:style>
    <style:style style:name="T42" style:family="text">
      <style:text-properties fo:font-weight="bold" officeooo:rsid="0067afbf" style:font-weight-asian="bold" style:font-weight-complex="bold"/>
    </style:style>
    <style:style style:name="T43" style:family="text">
      <style:text-properties fo:font-weight="bold" officeooo:rsid="01031adf" style:font-weight-asian="bold" style:font-weight-complex="bold"/>
    </style:style>
    <style:style style:name="T44" style:family="text">
      <style:text-properties fo:font-weight="bold" officeooo:rsid="0109360f" style:font-weight-asian="bold" style:font-weight-complex="bold"/>
    </style:style>
    <style:style style:name="T45" style:family="text">
      <style:text-properties fo:font-weight="bold" officeooo:rsid="010ab1bc" style:font-weight-asian="bold" style:font-weight-complex="bold"/>
    </style:style>
    <style:style style:name="T46" style:family="text">
      <style:text-properties fo:font-weight="bold" officeooo:rsid="010cf7b6" style:font-weight-asian="bold" style:font-weight-complex="bold"/>
    </style:style>
    <style:style style:name="T47" style:family="text">
      <style:text-properties fo:font-weight="bold" officeooo:rsid="010db862" style:font-weight-asian="bold" style:font-weight-complex="bold"/>
    </style:style>
    <style:style style:name="T48" style:family="text">
      <style:text-properties fo:font-weight="bold" officeooo:rsid="010e6986" style:font-weight-asian="bold" style:font-weight-complex="bold"/>
    </style:style>
    <style:style style:name="T49" style:family="text">
      <style:text-properties fo:font-weight="bold" officeooo:rsid="01283def" style:font-weight-asian="bold" style:font-weight-complex="bold"/>
    </style:style>
    <style:style style:name="T50" style:family="text">
      <style:text-properties fo:font-weight="bold" officeooo:rsid="014c6f60" style:font-weight-asian="bold" style:font-weight-complex="bold"/>
    </style:style>
    <style:style style:name="T51" style:family="text">
      <style:text-properties fo:font-weight="bold" officeooo:rsid="01509ec5" style:font-weight-asian="bold" style:font-weight-complex="bold"/>
    </style:style>
    <style:style style:name="T52" style:family="text">
      <style:text-properties fo:font-weight="bold" officeooo:rsid="0158e6f5" style:font-weight-asian="bold" style:font-weight-complex="bold"/>
    </style:style>
    <style:style style:name="T53" style:family="text">
      <style:text-properties fo:font-weight="bold" officeooo:rsid="016ef812" style:font-weight-asian="bold" style:font-weight-complex="bold"/>
    </style:style>
    <style:style style:name="T54" style:family="text">
      <style:text-properties officeooo:rsid="004df0dc"/>
    </style:style>
    <style:style style:name="T55" style:family="text">
      <style:text-properties officeooo:rsid="004f5578"/>
    </style:style>
    <style:style style:name="T56" style:family="text">
      <style:text-properties officeooo:rsid="00563a68"/>
    </style:style>
    <style:style style:name="T57" style:family="text">
      <style:text-properties fo:color="#569cd6"/>
    </style:style>
    <style:style style:name="T58" style:family="text">
      <style:text-properties fo:color="#569cd6" style:font-weight-asian="normal" style:font-weight-complex="normal"/>
    </style:style>
    <style:style style:name="T59" style:family="text">
      <style:text-properties fo:color="#569cd6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569cd6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569cd6" fo:font-weight="bold" style:font-weight-asian="bold" style:font-weight-complex="bold"/>
    </style:style>
    <style:style style:name="T62" style:family="text">
      <style:text-properties fo:color="#569cd6" fo:font-weight="normal"/>
    </style:style>
    <style:style style:name="T63" style:family="text">
      <style:text-properties fo:color="#569cd6" fo:background-color="#1e1e1e" loext:char-shading-value="0"/>
    </style:style>
    <style:style style:name="T64" style:family="text">
      <style:text-properties fo:color="#9cdcfe"/>
    </style:style>
    <style:style style:name="T65" style:family="text">
      <style:text-properties fo:color="#9cdcfe" style:font-weight-asian="normal" style:font-weight-complex="normal"/>
    </style:style>
    <style:style style:name="T66" style:family="text">
      <style:text-properties fo:color="#9cdcfe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color="#9cdcfe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9cdcfe" fo:font-weight="bold" style:font-weight-asian="bold" style:font-weight-complex="bold"/>
    </style:style>
    <style:style style:name="T69" style:family="text">
      <style:text-properties fo:color="#9cdcfe" fo:font-weight="normal"/>
    </style:style>
    <style:style style:name="T70" style:family="text">
      <style:text-properties fo:color="#9cdcfe" fo:font-weight="normal" officeooo:rsid="00e149a6" style:font-weight-asian="normal" style:font-weight-complex="normal"/>
    </style:style>
    <style:style style:name="T71" style:family="text">
      <style:text-properties fo:color="#9cdcfe" style:font-name="Consolas" fo:font-size="8.39999961853027pt" fo:font-weight="normal"/>
    </style:style>
    <style:style style:name="T72" style:family="text">
      <style:text-properties fo:color="#dcdcaa"/>
    </style:style>
    <style:style style:name="T73" style:family="text">
      <style:text-properties fo:color="#dcdcaa" style:font-weight-asian="normal" style:font-weight-complex="normal"/>
    </style:style>
    <style:style style:name="T74" style:family="text">
      <style:text-properties fo:color="#dcdcaa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dcdcaa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76" style:family="text">
      <style:text-properties fo:color="#dcdcaa" fo:font-weight="normal"/>
    </style:style>
    <style:style style:name="T77" style:family="text">
      <style:text-properties fo:color="#dcdcaa" fo:font-weight="normal" officeooo:rsid="00e149a6" style:font-weight-asian="normal" style:font-weight-complex="normal"/>
    </style:style>
    <style:style style:name="T78" style:family="text">
      <style:text-properties fo:color="#dcdcaa" style:font-name="Consolas" fo:font-size="8.39999961853027pt" fo:font-weight="normal"/>
    </style:style>
    <style:style style:name="T79" style:family="text">
      <style:text-properties fo:color="#ce9178"/>
    </style:style>
    <style:style style:name="T80" style:family="text">
      <style:text-properties fo:color="#ce9178" style:font-weight-asian="normal" style:font-weight-complex="normal"/>
    </style:style>
    <style:style style:name="T81" style:family="text">
      <style:text-properties fo:color="#ce9178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color="#ce9178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83" style:family="text">
      <style:text-properties fo:color="#ce9178" fo:font-weight="normal"/>
    </style:style>
    <style:style style:name="T84" style:family="text">
      <style:text-properties fo:color="#ce9178" fo:font-weight="normal" officeooo:rsid="00e149a6" style:font-weight-asian="normal" style:font-weight-complex="normal"/>
    </style:style>
    <style:style style:name="T85" style:family="text">
      <style:text-properties officeooo:rsid="005b54cf"/>
    </style:style>
    <style:style style:name="T86" style:family="text">
      <style:text-properties officeooo:rsid="005cfa2a"/>
    </style:style>
    <style:style style:name="T87" style:family="text">
      <style:text-properties style:font-weight-asian="normal" style:font-weight-complex="normal"/>
    </style:style>
    <style:style style:name="T88" style:family="text">
      <style:text-properties fo:color="#6a9955"/>
    </style:style>
    <style:style style:name="T89" style:family="text">
      <style:text-properties fo:color="#6a9955" fo:font-weight="normal"/>
    </style:style>
    <style:style style:name="T90" style:family="text">
      <style:text-properties fo:color="#6a9955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91" style:family="text">
      <style:text-properties officeooo:rsid="00660ec4"/>
    </style:style>
    <style:style style:name="T92" style:family="text">
      <style:text-properties officeooo:rsid="00670613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6caed3" style:font-style-asian="normal" style:font-style-complex="normal"/>
    </style:style>
    <style:style style:name="T95" style:family="text">
      <style:text-properties fo:font-style="normal" officeooo:rsid="00702b1a" style:font-style-asian="normal" style:font-style-complex="normal"/>
    </style:style>
    <style:style style:name="T96" style:family="text">
      <style:text-properties fo:font-style="normal" officeooo:rsid="0088261a" style:font-style-asian="normal" style:font-style-complex="normal"/>
    </style:style>
    <style:style style:name="T97" style:family="text">
      <style:text-properties fo:font-style="normal" officeooo:rsid="008a2221" style:font-style-asian="normal" style:font-style-complex="normal"/>
    </style:style>
    <style:style style:name="T98" style:family="text">
      <style:text-properties fo:font-style="normal" officeooo:rsid="008c6aea" style:font-style-asian="normal" style:font-style-complex="normal"/>
    </style:style>
    <style:style style:name="T99" style:family="text">
      <style:text-properties fo:font-style="normal" officeooo:rsid="008de9fc" style:font-style-asian="normal" style:font-style-complex="normal"/>
    </style:style>
    <style:style style:name="T100" style:family="text">
      <style:text-properties fo:font-style="normal" officeooo:rsid="008ee11f" style:font-style-asian="normal" style:font-style-complex="normal"/>
    </style:style>
    <style:style style:name="T101" style:family="text">
      <style:text-properties fo:font-style="normal" officeooo:rsid="008f6728" style:font-style-asian="normal" style:font-style-complex="normal"/>
    </style:style>
    <style:style style:name="T102" style:family="text">
      <style:text-properties fo:font-style="normal" officeooo:rsid="00903a1e" style:font-style-asian="normal" style:font-style-complex="normal"/>
    </style:style>
    <style:style style:name="T103" style:family="text">
      <style:text-properties fo:font-style="normal" officeooo:rsid="009358a2" style:font-style-asian="normal" style:font-style-complex="normal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702b1a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72bc1d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67afbf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772c49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7e38e0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81dc80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049ac1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108b946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109360f" style:font-style-asian="normal" style:font-weight-asian="bold" style:font-style-complex="normal" style:font-weight-complex="bold"/>
    </style:style>
    <style:style style:name="T1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08b946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09360f" style:font-style-asian="normal" style:font-weight-asian="normal" style:font-style-complex="normal" style:font-weight-complex="normal"/>
    </style:style>
    <style:style style:name="T117" style:family="text">
      <style:text-properties fo:color="#4fc1ff" fo:font-weight="normal"/>
    </style:style>
    <style:style style:name="T118" style:family="text">
      <style:text-properties officeooo:rsid="0099abc6"/>
    </style:style>
    <style:style style:name="T119" style:family="text">
      <style:text-properties officeooo:rsid="00a208a2"/>
    </style:style>
    <style:style style:name="T120" style:family="text">
      <style:text-properties officeooo:rsid="00ad721d"/>
    </style:style>
    <style:style style:name="T121" style:family="text">
      <style:text-properties officeooo:rsid="00ae6df0"/>
    </style:style>
    <style:style style:name="T122" style:family="text">
      <style:text-properties officeooo:rsid="00b73016"/>
    </style:style>
    <style:style style:name="T123" style:family="text">
      <style:text-properties officeooo:rsid="00ba6bd2"/>
    </style:style>
    <style:style style:name="T124" style:family="text">
      <style:text-properties officeooo:rsid="00c0edbe"/>
    </style:style>
    <style:style style:name="T125" style:family="text">
      <style:text-properties officeooo:rsid="00c21076"/>
    </style:style>
    <style:style style:name="T126" style:family="text">
      <style:text-properties officeooo:rsid="00c608ee"/>
    </style:style>
    <style:style style:name="T127" style:family="text">
      <style:text-properties officeooo:rsid="00c778c3"/>
    </style:style>
    <style:style style:name="T128" style:family="text">
      <style:text-properties officeooo:rsid="00cad479"/>
    </style:style>
    <style:style style:name="T129" style:family="text">
      <style:text-properties officeooo:rsid="00ce81e3"/>
    </style:style>
    <style:style style:name="T130" style:family="text">
      <style:text-properties officeooo:rsid="00d21046"/>
    </style:style>
    <style:style style:name="T131" style:family="text">
      <style:text-properties fo:color="#808080"/>
    </style:style>
    <style:style style:name="T132" style:family="text">
      <style:text-properties fo:color="#808080" fo:font-weight="normal"/>
    </style:style>
    <style:style style:name="T133" style:family="text">
      <style:text-properties fo:color="#808080" fo:background-color="#1e1e1e" loext:char-shading-value="0"/>
    </style:style>
    <style:style style:name="T134" style:family="text">
      <style:text-properties officeooo:rsid="00db7e26"/>
    </style:style>
    <style:style style:name="T135" style:family="text">
      <style:text-properties fo:color="#d4d4d4" fo:font-style="normal" fo:font-weight="normal" officeooo:rsid="00d635e3" fo:background-color="#1e1e1e" loext:char-shading-value="0" style:font-style-asian="normal" style:font-weight-asian="normal" style:font-style-complex="normal" style:font-weight-complex="normal"/>
    </style:style>
    <style:style style:name="T136" style:family="text">
      <style:text-properties fo:color="#d4d4d4" fo:background-color="#1e1e1e" loext:char-shading-value="0"/>
    </style:style>
    <style:style style:name="T137" style:family="text">
      <style:text-properties fo:color="#d4d4d4" fo:font-weight="normal" fo:background-color="#1e1e1e" loext:char-shading-value="0"/>
    </style:style>
    <style:style style:name="T138" style:family="text">
      <style:text-properties officeooo:rsid="00e12511"/>
    </style:style>
    <style:style style:name="T139" style:family="text">
      <style:text-properties officeooo:rsid="00e149a6"/>
    </style:style>
    <style:style style:name="T140" style:family="text">
      <style:text-properties fo:color="#d7ba7d" fo:font-weight="normal"/>
    </style:style>
    <style:style style:name="T141" style:family="text">
      <style:text-properties fo:color="#b5cea8"/>
    </style:style>
    <style:style style:name="T142" style:family="text">
      <style:text-properties fo:color="#b5cea8" fo:font-weight="normal"/>
    </style:style>
    <style:style style:name="T143" style:family="text">
      <style:text-properties fo:color="#b5cea8" style:font-weight-asian="normal" style:font-weight-complex="normal"/>
    </style:style>
    <style:style style:name="T144" style:family="text">
      <style:text-properties fo:color="#4ec9b0" fo:font-weight="bold" style:font-weight-asian="bold" style:font-weight-complex="bold"/>
    </style:style>
    <style:style style:name="T145" style:family="text">
      <style:text-properties fo:color="#4ec9b0" fo:font-weight="normal"/>
    </style:style>
    <style:style style:name="T146" style:family="text">
      <style:text-properties officeooo:rsid="00e86ca4"/>
    </style:style>
    <style:style style:name="T147" style:family="text">
      <style:text-properties officeooo:rsid="00f11a28"/>
    </style:style>
    <style:style style:name="T148" style:family="text">
      <style:text-properties officeooo:rsid="00f5df8b"/>
    </style:style>
    <style:style style:name="T149" style:family="text">
      <style:text-properties officeooo:rsid="00f8a2c0"/>
    </style:style>
    <style:style style:name="T150" style:family="text">
      <style:text-properties officeooo:rsid="00fd3902"/>
    </style:style>
    <style:style style:name="T151" style:family="text">
      <style:text-properties officeooo:rsid="00fee720"/>
    </style:style>
    <style:style style:name="T152" style:family="text">
      <style:text-properties officeooo:rsid="0100a68f"/>
    </style:style>
    <style:style style:name="T153" style:family="text">
      <style:text-properties fo:color="#c586c0"/>
    </style:style>
    <style:style style:name="T154" style:family="text">
      <style:text-properties fo:color="#c586c0" style:font-weight-asian="normal" style:font-weight-complex="normal"/>
    </style:style>
    <style:style style:name="T155" style:family="text">
      <style:text-properties officeooo:rsid="0105d068"/>
    </style:style>
    <style:style style:name="T156" style:family="text">
      <style:text-properties officeooo:rsid="0108b946"/>
    </style:style>
    <style:style style:name="T157" style:family="text">
      <style:text-properties officeooo:rsid="011104d5"/>
    </style:style>
    <style:style style:name="T158" style:family="text">
      <style:text-properties officeooo:rsid="011cf79f"/>
    </style:style>
    <style:style style:name="T159" style:family="text">
      <style:text-properties officeooo:rsid="01217009"/>
    </style:style>
    <style:style style:name="T160" style:family="text">
      <style:text-properties officeooo:rsid="0125a7c3"/>
    </style:style>
    <style:style style:name="T161" style:family="text">
      <style:text-properties officeooo:rsid="012f11c6"/>
    </style:style>
    <style:style style:name="T162" style:family="text">
      <style:text-properties officeooo:rsid="0139d0cd"/>
    </style:style>
    <style:style style:name="T163" style:family="text">
      <style:text-properties officeooo:rsid="013b31e5"/>
    </style:style>
    <style:style style:name="T164" style:family="text">
      <style:text-properties officeooo:rsid="013bb866"/>
    </style:style>
    <style:style style:name="T165" style:family="text">
      <style:text-properties style:font-name="Consolas" fo:font-size="8.39999961853027pt" fo:font-weight="normal"/>
    </style:style>
    <style:style style:name="T166" style:family="text">
      <style:text-properties officeooo:rsid="0144a298"/>
    </style:style>
    <style:style style:name="T167" style:family="text">
      <style:text-properties officeooo:rsid="01489ded"/>
    </style:style>
    <style:style style:name="T168" style:family="text">
      <style:text-properties officeooo:rsid="01509ec5"/>
    </style:style>
    <style:style style:name="T169" style:family="text">
      <style:text-properties officeooo:rsid="0153c9ed"/>
    </style:style>
    <style:style style:name="T170" style:family="text">
      <style:text-properties officeooo:rsid="015cb45b"/>
    </style:style>
    <style:style style:name="T171" style:family="text">
      <style:text-properties officeooo:rsid="01661156"/>
    </style:style>
    <style:style style:name="T172" style:family="text">
      <style:text-properties officeooo:rsid="0166c3a0"/>
    </style:style>
    <style:style style:name="T173" style:family="text">
      <style:text-properties officeooo:rsid="016ad30b"/>
    </style:style>
    <style:style style:name="T174" style:family="text">
      <style:text-properties officeooo:rsid="016ce574"/>
    </style:style>
    <style:style style:name="T175" style:family="text">
      <style:text-properties officeooo:rsid="016ef812"/>
    </style:style>
    <style:style style:name="T176" style:family="text">
      <style:text-properties fo:font-style="italic" fo:font-weight="bold" officeooo:rsid="016ef812" style:font-style-asian="italic" style:font-weight-asian="bold" style:font-style-complex="italic" style:font-weight-complex="bold"/>
    </style:style>
    <style:style style:name="T177" style:family="text">
      <style:text-properties fo:font-style="italic" fo:font-weight="bold" officeooo:rsid="01701a5a" style:font-style-asian="italic" style:font-weight-asian="bold" style:font-style-complex="italic" style:font-weight-complex="bold"/>
    </style:style>
    <style:style style:name="T178" style:family="text">
      <style:text-properties officeooo:rsid="01734c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2" text:outline-level="3">Curso de</text:h>
      <text:h text:style-name="P253" text:outline-level="1">Javascript [40 Horas]</text:h>
      <text:p text:style-name="P235"/>
      <text:p text:style-name="P149"/>
      <text:p text:style-name="P150"/>
      <text:p text:style-name="P155">*MÓDULO A<text:span text:style-name="T33">*</text:span></text:p>
      <text:p text:style-name="P155"/>
      <text:p text:style-name="P157">#01 – <text:span text:style-name="T2">O que o JS é capaz de fazer?</text:span></text:p>
      <text:p text:style-name="P188"/>
      <text:p text:style-name="P158"><text:span text:style-name="T2">Client x Server →</text:span><text:span text:style-name="T3"> Dados são enviados de um servidor para um cliente, </text:span><text:span text:style-name="T4">via um website, que é composto por uma estrutura (HTML), estilo (CSS) e </text:span><text:span text:style-name="T5">interações</text:span><text:span text:style-name="T4"> (JavaScript)</text:span></text:p>
      <text:p text:style-name="P189"/>
      <text:p text:style-name="P159"><text:span text:style-name="T3">“J</text:span><text:span text:style-name="T2">avaScript é uma tecnologia para cliente”</text:span></text:p>
      <text:p text:style-name="P190"/>
      <text:p text:style-name="P192">JS → Modernidade</text:p>
      <text:p text:style-name="P192"/>
      <text:p text:style-name="P192">----------------------------------------------------------------------------------------------------------------------------</text:p>
      <text:p text:style-name="P192"/>
      <text:p text:style-name="P160">#02 – <text:span text:style-name="T2">Como chegamos até aqui?</text:span></text:p>
      <text:p text:style-name="P198"/>
      <text:p text:style-name="P161"><text:span text:style-name="T2">V8 → google crhome →</text:span><text:span text:style-name="T6"> NodeJS: “roda” JS fora do navegador</text:span></text:p>
      <text:p text:style-name="P199"/>
      <text:p text:style-name="P162"><text:span text:style-name="T6">E</text:span><text:span text:style-name="T2">CMA Script: É a padronização do JS</text:span></text:p>
      <text:p text:style-name="P200"/>
      <text:p text:style-name="P201">1997 versão 1.0</text:p>
      <text:p text:style-name="P201">1998 versão 2.0</text:p>
      <text:p text:style-name="P201">1999 versão 3.0</text:p>
      <text:p text:style-name="P202">2009 ES5</text:p>
      <text:p text:style-name="P202">2015 ES6 </text:p>
      <text:p text:style-name="P203">2016 ES2016</text:p>
      <text:p text:style-name="P203">2017 ES2017</text:p>
      <text:p text:style-name="P204">2018 ES2018</text:p>
      <text:p text:style-name="P204"/>
      <text:p text:style-name="P205">Tecnologias: jQuery, Angular, React, Vue, Electron …</text:p>
      <text:p text:style-name="P193"/>
      <text:p text:style-name="P194">----------------------------------------------------------------------------------------------------------------------------</text:p>
      <text:p text:style-name="P193"/>
      <text:p text:style-name="P163">#03 –<text:span text:style-name="T2"> Dando os primeiros passos</text:span></text:p>
      <text:p text:style-name="P206"/>
      <text:p text:style-name="P207">PRATICAR É EXTREMAMENTE IMPORTANTE PARA O APRENDIZADO!!!</text:p>
      <text:p text:style-name="P207"/>
      <text:p text:style-name="P164">Bibliografia:</text:p>
      <text:p text:style-name="P164">JavaScript o guia definitivo, DAVID FLANAGAN </text:p>
      <text:p text:style-name="P165">JavaScript o guia do programador</text:p>
      <text:p text:style-name="P165"/>
      <text:p text:style-name="P165">ecma-international.org → Standards → ecma262 → ecmaScript→<text:span text:style-name="T34"> ecma6edition</text:span></text:p>
      <text:p text:style-name="P165"/>
      <text:p text:style-name="P166">Ferramentas:<text:tab/> NodeJS, VisualStudioCode, google chrome</text:p>
      <text:p text:style-name="P166"/>
      <text:p text:style-name="P195">----------------------------------------------------------------------------------------------------------------------------</text:p>
      <text:p text:style-name="P196"/>
      <text:p text:style-name="P167">#04 – <text:span text:style-name="T2">Criando seu primeiro Script</text:span></text:p>
      <text:p text:style-name="P208"/>
      <text:p text:style-name="P168"><text:span text:style-name="T2">HTML → &lt;</text:span><text:span text:style-name="T7">html</text:span><text:span text:style-name="T2">&gt;</text:span></text:p>
      <text:p text:style-name="P168"><text:soft-page-break/><text:span text:style-name="T2">CSS → &lt;</text:span><text:span text:style-name="T7">s</text:span><text:span text:style-name="T2">tyle&gt;</text:span></text:p>
      <text:p text:style-name="P168"><text:span text:style-name="T2">JS → &lt;</text:span><text:span text:style-name="T7">s</text:span><text:span text:style-name="T2">cript&gt;</text:span></text:p>
      <text:p text:style-name="P209"/>
      <text:p text:style-name="P169">window.alert<text:span text:style-name="T2">(‘meu primeiro alerta’) →</text:span><text:span text:style-name="T8"> alerta</text:span></text:p>
      <text:p text:style-name="P170">window.confirm<text:span text:style-name="T2">(‘está gosta de JS?) →</text:span><text:span text:style-name="T8"> confirmação</text:span></text:p>
      <text:p text:style-name="P170">window.prompt<text:span text:style-name="T2">(‘digite o seu nome’) →</text:span><text:span text:style-name="T9"> </text:span><text:span text:style-name="T10">prompt</text:span></text:p>
      <text:p text:style-name="P170"/>
      <text:p text:style-name="P197">----------------------------------------------------------------------------------------------------------------------------</text:p>
      <text:p text:style-name="P207"/>
      <text:p text:style-name="P156">*MÓDULO <text:span text:style-name="T35">B*</text:span></text:p>
      <text:p text:style-name="P156"/>
      <text:p text:style-name="P171">#05 - <text:span text:style-name="T11">Variáveis e tipos primitivos</text:span></text:p>
      <text:p text:style-name="P210"/>
      <text:p text:style-name="P172"><text:span text:style-name="T11">C</text:span><text:span text:style-name="T2">omo guardar dados para serem manipulados mais para frente</text:span></text:p>
      <text:p text:style-name="P211"/>
      <text:p text:style-name="P172">COMENTÁRIO: <text:s/>// ou /* <text:s/>*/</text:p>
      <text:p text:style-name="P172"/>
      <text:p text:style-name="P172">var </text:p>
      <text:p text:style-name="P172"/>
      <text:p text:style-name="P211">var a <text:span text:style-name="T36">= 5</text:span></text:p>
      <text:p text:style-name="P211">var n1 <text:span text:style-name="T36">= true</text:span></text:p>
      <text:p text:style-name="P212">var b_C <text:span text:style-name="T36">= 2.43</text:span></text:p>
      <text:p text:style-name="P213">var texto = “salve” ou ‘salve’ </text:p>
      <text:p text:style-name="P172"/>
      <text:p text:style-name="P207"/>
      <text:p text:style-name="P173">Node.JS</text:p>
      <text:p text:style-name="P173"/>
      <text:p text:style-name="P84"><text:span text:style-name="T38">var</text:span> nome = “gustavo”</text:p>
      <text:p text:style-name="P84"/>
      <text:p text:style-name="P1">.<text:span text:style-name="T37">exit</text:span></text:p>
      <text:p text:style-name="P191"/>
      <text:p text:style-name="P214">VisualStudio→terminal→ node</text:p>
      <text:p text:style-name="P214"/>
      <text:p text:style-name="P215"><text:span text:style-name="T38">CTRL + L</text:span> → limpas terminal</text:p>
      <text:p text:style-name="P190"/>
      <text:p text:style-name="P174">CASE SENSITIVE</text:p>
      <text:p text:style-name="P216"/>
      <text:p text:style-name="P217"><text:span text:style-name="T38">TIP</text:span><text:span text:style-name="T39">OS PRIMITIVOS</text:span>→ number <text:span text:style-name="T54">(infinity, NaN)</text:span>, string, boolean, <text:span text:style-name="T55">null, undefined, object (Array), function</text:span></text:p>
      <text:p text:style-name="P217"/>
      <text:p text:style-name="P218"><text:span text:style-name="T38">typeof</text:span> nome → string</text:p>
      <text:p text:style-name="P219"><text:span text:style-name="T38">#06 – </text:span><text:span text:style-name="T56">Tratamento de dados</text:span></text:p>
      <text:p text:style-name="P219"/>
      <text:p text:style-name="P220"><text:span text:style-name="T38">va</text:span>r nome <text:s/>= <text:s/><text:span text:style-name="T38">window.prompt</text:span>(“qual o seu nome?”) →<text:span text:style-name="T85"> Agora o dado não será perdido, e sim alocado na variável nome</text:span></text:p>
      <text:p text:style-name="P175"/>
      <text:p text:style-name="P176">alert<text:span text:style-name="T2">(“olá,” + nome) →</text:span><text:span text:style-name="T12"> olá, gabriel </text:span></text:p>
      <text:p text:style-name="P221"/>
      <text:p text:style-name="P177"><text:span text:style-name="T86">+ →</text:span> <text:span text:style-name="T2">Concatenação</text:span></text:p>
      <text:p text:style-name="P222"/>
      <text:p text:style-name="P236"><text:span text:style-name="T58">var</text:span><text:span text:style-name="T87"> </text:span><text:span text:style-name="T65">n1</text:span><text:span text:style-name="T87"> = </text:span><text:span text:style-name="T65">window</text:span><text:span text:style-name="T87">.</text:span><text:span text:style-name="T73">prompt</text:span><text:span text:style-name="T87">(</text:span><text:span text:style-name="T80">"Digite um número"</text:span><text:span text:style-name="T87">)</text:span></text:p>
      <text:p text:style-name="P240">        <text:span text:style-name="T62">var</text:span><text:span text:style-name="T1"> </text:span><text:span text:style-name="T69">n2</text:span><text:span text:style-name="T1"> = </text:span><text:span text:style-name="T69">window</text:span><text:span text:style-name="T1">.</text:span><text:span text:style-name="T76">prompt</text:span><text:span text:style-name="T1">(</text:span><text:span text:style-name="T83">"Digite outro número"</text:span><text:span text:style-name="T1">)</text:span></text:p>
      <text:p text:style-name="P240">        <text:span text:style-name="T62">var</text:span><text:span text:style-name="T1"> </text:span><text:span text:style-name="T69">soma</text:span><text:span text:style-name="T1"> = </text:span><text:span text:style-name="T69">n1</text:span><text:span text:style-name="T1">+</text:span><text:span text:style-name="T69">n2</text:span></text:p>
      <text:p text:style-name="P241">        <text:span text:style-name="T76">alert</text:span><text:span text:style-name="T1">(</text:span><text:span text:style-name="T69">soma</text:span><text:span text:style-name="T1">) </text:span><text:span text:style-name="T89">//42, pois prompt retorna string e não um number</text:span></text:p>
      <text:p text:style-name="P251"/>
      <text:p text:style-name="P237"><text:span text:style-name="T57">var</text:span> <text:span text:style-name="T64">n1</text:span> = <text:span text:style-name="T72">parseInt</text:span>(<text:span text:style-name="T64">window</text:span>.<text:span text:style-name="T72">prompt</text:span>(<text:span text:style-name="T79">"Digite um número"</text:span>)) <text:span text:style-name="T88">//INT</text:span></text:p>
      <text:p text:style-name="P241">        <text:span text:style-name="T62">var</text:span><text:span text:style-name="T1"> </text:span><text:span text:style-name="T69">n2</text:span><text:span text:style-name="T1"> = </text:span><text:span text:style-name="T76">parseInt</text:span><text:span text:style-name="T1">(</text:span><text:span text:style-name="T69">window</text:span><text:span text:style-name="T1">.</text:span><text:span text:style-name="T76">prompt</text:span><text:span text:style-name="T1">(</text:span><text:span text:style-name="T83">"Digite outro número"</text:span><text:span text:style-name="T1">)) </text:span><text:span text:style-name="T89">//INT</text:span></text:p>
      <text:p text:style-name="P241">        <text:span text:style-name="T62">var</text:span><text:span text:style-name="T1"> </text:span><text:span text:style-name="T69">soma</text:span><text:span text:style-name="T1"> = </text:span><text:span text:style-name="T69">n1</text:span><text:span text:style-name="T1">+</text:span><text:span text:style-name="T69">n2</text:span><text:span text:style-name="T1"> </text:span><text:span text:style-name="T89">//SOMA</text:span></text:p>
      <text:p text:style-name="P241"><text:span text:style-name="T89">        </text:span><text:span text:style-name="T76">alert</text:span><text:span text:style-name="T89">(</text:span><text:span text:style-name="T69">soma</text:span><text:span text:style-name="T89">) //6</text:span></text:p>
      <text:p text:style-name="P222"/>
      <text:p text:style-name="P178"><text:soft-page-break/>Conversão de tipos →<text:span text:style-name="T91"> CAST</text:span></text:p>
      <text:p text:style-name="P178"/>
      <text:p text:style-name="P179">parseInt<text:span text:style-name="T92">(n)</text:span></text:p>
      <text:p text:style-name="P179">parseFloat<text:span text:style-name="T92">(n)</text:span></text:p>
      <text:p text:style-name="P180">ou</text:p>
      <text:p text:style-name="P151"><text:span text:style-name="T40">Number(n) → JS decide como resolve</text:span><text:span text:style-name="T41">r</text:span></text:p>
      <text:p text:style-name="P181">String(n)</text:p>
      <text:p text:style-name="P223">n<text:span text:style-name="T38">.toString</text:span><text:span text:style-name="T42">()</text:span></text:p>
      <text:p text:style-name="P182"/>
      <text:p text:style-name="P224"><text:span text:style-name="T42">F</text:span><text:span text:style-name="T38">ormatando Strings</text:span></text:p>
      <text:p text:style-name="P183"/>
      <text:p text:style-name="P224"><text:span text:style-name="T38">+ →</text:span><text:span text:style-name="T93"> Concatenação</text:span></text:p>
      <text:p text:style-name="P85">OU</text:p>
      <text:p text:style-name="P226"><text:span text:style-name="T93">‘Estou aprendo ${no</text:span><text:span text:style-name="T94">me</text:span><text:span text:style-name="T93">}’ →</text:span><text:span text:style-name="T104"> Template String</text:span></text:p>
      <text:p text:style-name="P85"/>
      <text:p text:style-name="P227"><text:span text:style-name="T95">nome</text:span><text:span text:style-name="T93">.</text:span><text:span text:style-name="T104">leng</text:span><text:span text:style-name="T105">th</text:span></text:p>
      <text:p text:style-name="P227"><text:span text:style-name="T95">nome</text:span><text:span text:style-name="T93">.</text:span><text:span text:style-name="T104">toUpper</text:span><text:span text:style-name="T106">Case</text:span><text:span text:style-name="T104">()</text:span></text:p>
      <text:p text:style-name="P228"><text:span text:style-name="T93">nome.</text:span><text:span text:style-name="T104">toLowerCase()</text:span></text:p>
      <text:p text:style-name="P2"/>
      <text:p text:style-name="P238"><text:span text:style-name="T59">var</text:span><text:span text:style-name="T104"> </text:span><text:span text:style-name="T66">nome</text:span><text:span text:style-name="T104"> = </text:span><text:span text:style-name="T74">prompt</text:span><text:span text:style-name="T104">(</text:span><text:span text:style-name="T81">"Qual é o seu nome?"</text:span><text:span text:style-name="T104">)</text:span></text:p>
      <text:p text:style-name="P242">        <text:span text:style-name="T69">document</text:span><text:span text:style-name="T1">.</text:span><text:span text:style-name="T76">write</text:span><text:span text:style-name="T1">(</text:span><text:span text:style-name="T83">"Seu nome tem "</text:span><text:span text:style-name="T1">+</text:span><text:span text:style-name="T69">nome</text:span><text:span text:style-name="T1">.</text:span><text:span text:style-name="T117">length</text:span><text:span text:style-name="T1">+</text:span><text:span text:style-name="T83">" letras"</text:span><text:span text:style-name="T1">)</text:span></text:p>
      <text:p text:style-name="P3"/>
      <text:p text:style-name="P229"><text:span text:style-name="T104">document.write → </text:span><text:span text:style-name="T93">Escreve no documento</text:span></text:p>
      <text:p text:style-name="P3"/>
      <text:p text:style-name="P86">nome <text:s/>= “gabriel”</text:p>
      <text:p text:style-name="P86">Seu nome tem 7 letras</text:p>
      <text:p text:style-name="P86"/>
      <text:p text:style-name="P225"><text:span text:style-name="T107">F</text:span><text:span text:style-name="T104">ormatando </text:span><text:span text:style-name="T108">Números</text:span></text:p>
      <text:p text:style-name="P4"/>
      <text:p text:style-name="P87">n1 = 1555.5</text:p>
      <text:p text:style-name="P230"><text:span text:style-name="T93">n1.</text:span><text:span text:style-name="T104">toFixed(2)</text:span><text:span text:style-name="T93"> → 1555.50</text:span></text:p>
      <text:p text:style-name="P231"><text:span text:style-name="T93">n1.</text:span><text:span text:style-name="T104">toLocaleString(</text:span><text:span text:style-name="T109">`</text:span><text:span text:style-name="T104">pt-BR</text:span><text:span text:style-name="T109">`</text:span><text:span text:style-name="T104">, {style: </text:span><text:span text:style-name="T109">`</text:span><text:span text:style-name="T104">currency</text:span><text:span text:style-name="T109">`</text:span><text:span text:style-name="T104">, currency: </text:span><text:span text:style-name="T109">`</text:span><text:span text:style-name="T104">BRL</text:span><text:span text:style-name="T109">`</text:span><text:span text:style-name="T104">})</text:span></text:p>
      <text:p text:style-name="P232"><text:span text:style-name="T104">n1.toLocaleString(</text:span><text:span text:style-name="T109">`</text:span><text:span text:style-name="T104">pt-BR</text:span><text:span text:style-name="T109">`</text:span><text:span text:style-name="T104">, {style: </text:span><text:span text:style-name="T109">`</text:span><text:span text:style-name="T104">currency</text:span><text:span text:style-name="T109">`</text:span><text:span text:style-name="T104">, currency: </text:span><text:span text:style-name="T110">`USD</text:span><text:span text:style-name="T109">`</text:span><text:span text:style-name="T104">})</text:span></text:p>
      <text:p text:style-name="P5"/>
      <text:p text:style-name="P6">----------------------------------------------------------------------------------------------------------------------------</text:p>
      <text:p text:style-name="P5"/>
      <text:p text:style-name="P233"><text:span text:style-name="T104">#07 – </text:span><text:span text:style-name="T93">Operadores (1) </text:span><text:span text:style-name="T97">ARITMÉTICOS E ATRIBUIÇÃO</text:span></text:p>
      <text:p text:style-name="P88"/>
      <text:p text:style-name="P184"><text:span text:style-name="T93">AR</text:span><text:span text:style-name="T96">I</text:span><text:span text:style-name="T93">TMÉTICOS</text:span></text:p>
      <text:p text:style-name="P14">+ → soma</text:p>
      <text:p text:style-name="P14">- → subtração</text:p>
      <text:p text:style-name="P14">* → multiplicação</text:p>
      <text:p text:style-name="P185"><text:span text:style-name="T93">/ → divisão </text:span><text:span text:style-name="T98">real → 5/2 = 2.5</text:span></text:p>
      <text:p text:style-name="P185"><text:span text:style-name="T93">% → resto da divisão </text:span><text:span text:style-name="T99">inteira →</text:span><text:span text:style-name="T100"> 5/2 = </text:span><text:span text:style-name="T101">1</text:span></text:p>
      <text:p text:style-name="P185"><text:span text:style-name="T93">** → </text:span><text:span text:style-name="T102">potência </text:span></text:p>
      <text:p text:style-name="P15"/>
      <text:p text:style-name="P184"><text:span text:style-name="T93">**</text:span><text:span text:style-name="T103">precedência de operadores</text:span></text:p>
      <text:p text:style-name="P16"/>
      <text:p text:style-name="P186"><text:span text:style-name="T103">A</text:span><text:span text:style-name="T93">TRIBUIÇÃO </text:span></text:p>
      <text:p text:style-name="P17">similares a C</text:p>
      <text:p text:style-name="P17"/>
      <text:p text:style-name="P89">----------------------------------------------------------------------------------------------------------------------------</text:p>
      <text:p text:style-name="P15"/>
      <text:p text:style-name="P187"><text:span text:style-name="T93">#08 – </text:span><text:span text:style-name="T114">Operadores (2) </text:span></text:p>
      <text:p text:style-name="P15"/>
      <text:p text:style-name="P18">RELACIONAIS</text:p>
      <text:p text:style-name="P19">&gt;</text:p>
      <text:p text:style-name="P19">&lt;</text:p>
      <text:p text:style-name="P19">&gt;=</text:p>
      <text:p text:style-name="P19"><text:soft-page-break/>&lt;=</text:p>
      <text:p text:style-name="P19">==</text:p>
      <text:p text:style-name="P20">=== → igualdade restrita</text:p>
      <text:p text:style-name="P19">!=</text:p>
      <text:p text:style-name="P19">!<text:span text:style-name="T119">== → desigualdade restrita</text:span></text:p>
      <text:p text:style-name="P19"/>
      <text:p text:style-name="P21">5 == ‘5’ → TRUE, o sinal de igualdade não verifica tipo!</text:p>
      <text:p text:style-name="P20">5===’5’ → FALSE, agora sim ele verifica tipo!</text:p>
      <text:p text:style-name="P22"/>
      <text:p text:style-name="P19">**<text:span text:style-name="T118">resultado sempre um boolean</text:span></text:p>
      <text:p text:style-name="P19"/>
      <text:p text:style-name="P23">LÓGICOS</text:p>
      <text:p text:style-name="P23">!</text:p>
      <text:p text:style-name="P23">&amp;&amp;</text:p>
      <text:p text:style-name="P23">||</text:p>
      <text:p text:style-name="P23"/>
      <text:p text:style-name="P23">TERNÁRIO</text:p>
      <text:p text:style-name="P23"/>
      <text:p text:style-name="P24">?:</text:p>
      <text:p text:style-name="P24">a&gt;b? c1: c=0 → se a&gt;b então c=1, senão c=<text:span text:style-name="T120">0</text:span></text:p>
      <text:p text:style-name="P25"/>
      <text:p text:style-name="P27">*MÓDULO <text:span text:style-name="T121">C*</text:span></text:p>
      <text:p text:style-name="P27"/>
      <text:p text:style-name="P26">#09 – <text:span text:style-name="T2">Introdução ao DOM</text:span></text:p>
      <text:p text:style-name="P94"/>
      <text:p text:style-name="P31">Document Object Model</text:p>
      <text:p text:style-name="P95">Conjunto de objetos do seu navegador que dará acesso aos componentes internos do seu website</text:p>
      <text:p text:style-name="P95"/>
      <text:p text:style-name="P32">ÁRVORE DOM</text:p>
      <text:p text:style-name="P32"/>
      <text:p text:style-name="P32">raiz: <text:s/><text:span text:style-name="T2">window</text:span></text:p>
      <text:p text:style-name="P32"><text:span text:style-name="T122">Alguns filhos:</text:span><text:span text:style-name="T14"> </text:span><text:span text:style-name="T2">location</text:span><text:span text:style-name="T13">(localização do site)</text:span><text:span text:style-name="T2">, document</text:span><text:span text:style-name="T13">(documento atual)</text:span><text:span text:style-name="T2">, history</text:span><text:span text:style-name="T13">(de onde você veio e para onde vai)</text:span></text:p>
      <text:p text:style-name="P32"/>
      <text:p text:style-name="P33"><text:span text:style-name="T2">document → HTML →</text:span><text:span text:style-name="T15"> head →</text:span><text:span text:style-name="T17"> meta, title, </text:span></text:p>
      <text:p text:style-name="P34"><text:span text:style-name="T15"><text:tab/><text:tab/><text:tab/> <text:s text:c="2"/>b</text:span><text:span text:style-name="T16">ody →</text:span><text:span text:style-name="T17">h1, p, p →</text:span><text:span text:style-name="T18"> strong </text:span><text:span text:style-name="T17">, div</text:span></text:p>
      <text:p text:style-name="P34"/>
      <text:p text:style-name="P35"><text:span text:style-name="T123">F</text:span>ormas de navegar pela árvore</text:p>
      <text:p text:style-name="P35"/>
      <text:p text:style-name="P36">MARCA <text:span text:style-name="T124">(TAG NAME)</text:span></text:p>
      <text:p text:style-name="P37">getElementsByTagName()</text:p>
      <text:p text:style-name="P243"/>
      <text:p text:style-name="P96">var p1 = document.<text:span text:style-name="T125">getElementsByTagName(‘</text:span>p’<text:span text:style-name="T125">)</text:span>[0] → pega o primeiro elemento([0]) p, agora posso manipula-lo</text:p>
      <text:p text:style-name="P96">p1.style.color = “black”</text:p>
      <text:p text:style-name="P96"/>
      <text:p text:style-name="P97">var corpo = document.body</text:p>
      <text:p text:style-name="P97">corpo.style.backgroundcolor=”pink”</text:p>
      <text:p text:style-name="P97"/>
      <text:p text:style-name="P36">ID</text:p>
      <text:p text:style-name="P38">get<text:span text:style-name="T127">E</text:span>lementBy<text:span text:style-name="T126">Id</text:span>()</text:p>
      <text:p text:style-name="P36"/>
      <text:p text:style-name="P36">NOME</text:p>
      <text:p text:style-name="P38">getElementsB<text:span text:style-name="T126">yName</text:span>()</text:p>
      <text:p text:style-name="P38"/>
      <text:p text:style-name="P36">CLASSE</text:p>
      <text:p text:style-name="P39">getElementsBy<text:span text:style-name="T128">ClassName</text:span>()</text:p>
      <text:p text:style-name="P36"/>
      <text:p text:style-name="P36">SELETOR →<text:span text:style-name="T130"> forma mais nova e geral</text:span></text:p>
      <text:p text:style-name="P40">querySelector()</text:p>
      <text:p text:style-name="P40"><text:soft-page-break/>querySelector<text:span text:style-name="T129">All</text:span>()</text:p>
      <text:p text:style-name="P98"/>
      <text:p text:style-name="P99">document.querySelector(‘div#id’).style.backgroundcolor=”blue”</text:p>
      <text:p text:style-name="P99"/>
      <text:p text:style-name="P90">----------------------------------------------------------------------------------------------------------------------------</text:p>
      <text:p text:style-name="P90"/>
      <text:p text:style-name="P41">#10 – <text:span text:style-name="T2">Eventos DOM</text:span></text:p>
      <text:p text:style-name="P100"/>
      <text:p text:style-name="P42"><text:span text:style-name="T2">Eventos→ Tudo o que possa acontecer com </text:span><text:span text:style-name="T19">os</text:span><text:span text:style-name="T2"> meu</text:span><text:span text:style-name="T19">s</text:span><text:span text:style-name="T2"> elemento</text:span><text:span text:style-name="T19">s</text:span></text:p>
      <text:p text:style-name="P102"/>
      <text:p text:style-name="P43">**<text:span text:style-name="T134">recebe a função clicar que ira alterar alguma caracteristica da div, neste caso o texto</text:span></text:p>
      <text:p text:style-name="P152"><text:span text:style-name="T135"> </text:span><text:span text:style-name="T60">var</text:span><text:span text:style-name="T135"> </text:span><text:span text:style-name="T67">a</text:span><text:span text:style-name="T135"> = </text:span><text:span text:style-name="T67">document</text:span><text:span text:style-name="T135">.</text:span><text:span text:style-name="T75">getElementById</text:span><text:span text:style-name="T135">(</text:span><text:span text:style-name="T82">'area'</text:span><text:span text:style-name="T135">) </text:span><text:span text:style-name="T90">//a em escopo global</text:span></text:p>
      <text:p text:style-name="P240">        <text:span text:style-name="T62">function</text:span><text:span text:style-name="T1"> </text:span><text:span text:style-name="T76">clicar</text:span><text:span text:style-name="T1">(){</text:span></text:p>
      <text:p text:style-name="P240">            <text:span text:style-name="T69">a</text:span><text:span text:style-name="T1">.</text:span><text:span text:style-name="T69">innerText</text:span><text:span text:style-name="T1"> = </text:span><text:span text:style-name="T83">"Clicou"</text:span></text:p>
      <text:p text:style-name="P240">            <text:span text:style-name="T69">a</text:span><text:span text:style-name="T1">.</text:span><text:span text:style-name="T117">style</text:span><text:span text:style-name="T1">.</text:span><text:span text:style-name="T69">backgroundColor</text:span><text:span text:style-name="T1"> = </text:span><text:span text:style-name="T83">"red"</text:span></text:p>
      <text:p text:style-name="P240">        <text:span text:style-name="T1">}</text:span></text:p>
      <text:p text:style-name="P240">        <text:span text:style-name="T62">function</text:span><text:span text:style-name="T1"> </text:span><text:span text:style-name="T76">entrar</text:span><text:span text:style-name="T1">(){</text:span></text:p>
      <text:p text:style-name="P240">            <text:span text:style-name="T69">a</text:span><text:span text:style-name="T1">.</text:span><text:span text:style-name="T69">innerText</text:span><text:span text:style-name="T1"> = </text:span><text:span text:style-name="T83">"Entrou"</text:span></text:p>
      <text:p text:style-name="P240">        <text:span text:style-name="T1">}</text:span></text:p>
      <text:p text:style-name="P240">        <text:span text:style-name="T62">function</text:span><text:span text:style-name="T1"> </text:span><text:span text:style-name="T76">sair</text:span><text:span text:style-name="T1">(){</text:span></text:p>
      <text:p text:style-name="P240">            <text:span text:style-name="T69">a</text:span><text:span text:style-name="T1">.</text:span><text:span text:style-name="T69">innerText</text:span><text:span text:style-name="T1"> = </text:span><text:span text:style-name="T83">"Saiu"</text:span></text:p>
      <text:p text:style-name="P240">            <text:span text:style-name="T69">a</text:span><text:span text:style-name="T1">.</text:span><text:span text:style-name="T117">style</text:span><text:span text:style-name="T1">.</text:span><text:span text:style-name="T69">backgroundColor</text:span><text:span text:style-name="T1"> = </text:span><text:span text:style-name="T83">"green"</text:span></text:p>
      <text:p text:style-name="P153"><text:span text:style-name="T136">        </text:span><text:span text:style-name="T137">}</text:span></text:p>
      <text:p text:style-name="P239"/>
      <text:p text:style-name="P44"><text:span text:style-name="T138">add</text:span>EventListener →<text:span text:style-name="T139"> </text:span><text:span text:style-name="T21">Faz a ligação entre o JS e o HTML, deixando menos poluido</text:span></text:p>
      <text:p text:style-name="P246"><text:span text:style-name="T20"> </text:span><text:span text:style-name="T70">a</text:span><text:span text:style-name="T20">.</text:span><text:span text:style-name="T77">addEventListener</text:span><text:span text:style-name="T20">(</text:span><text:span text:style-name="T84">"click"</text:span><text:span text:style-name="T20">,</text:span><text:span text:style-name="T77">clicar</text:span><text:span text:style-name="T20">)</text:span></text:p>
      <text:p text:style-name="P240">        <text:span text:style-name="T69">a</text:span><text:span text:style-name="T1">.</text:span><text:span text:style-name="T76">addEventListener</text:span><text:span text:style-name="T1">(</text:span><text:span text:style-name="T83">"mouseenter"</text:span><text:span text:style-name="T1">,</text:span><text:span text:style-name="T76">entrar</text:span><text:span text:style-name="T1">)</text:span></text:p>
      <text:p text:style-name="P240">        <text:span text:style-name="T69">a</text:span><text:span text:style-name="T1">.</text:span><text:span text:style-name="T76">addEventListener</text:span><text:span text:style-name="T1">(</text:span><text:span text:style-name="T83">"mouseout"</text:span><text:span text:style-name="T1">,</text:span><text:span text:style-name="T76">sair</text:span><text:span text:style-name="T1">)</text:span></text:p>
      <text:p text:style-name="P101"/>
      <text:p text:style-name="P244"><text:span text:style-name="T131">&lt;</text:span><text:span text:style-name="T57">style</text:span><text:span text:style-name="T131">&gt;</text:span></text:p>
      <text:p text:style-name="P240">        <text:span text:style-name="T140">body</text:span><text:span text:style-name="T1">{</text:span></text:p>
      <text:p text:style-name="P240">            <text:span text:style-name="T69">font</text:span><text:span text:style-name="T1">: </text:span><text:span text:style-name="T83">normal</text:span><text:span text:style-name="T1"> </text:span><text:span text:style-name="T142">20px</text:span><text:span text:style-name="T1"> </text:span><text:span text:style-name="T83">arial</text:span><text:span text:style-name="T1">;</text:span></text:p>
      <text:p text:style-name="P240">        <text:span text:style-name="T1">}</text:span></text:p>
      <text:p text:style-name="P240">        <text:span text:style-name="T140">div#res</text:span><text:span text:style-name="T1">{</text:span></text:p>
      <text:p text:style-name="P240">            <text:span text:style-name="T69">margin-top</text:span><text:span text:style-name="T1">: </text:span><text:span text:style-name="T142">20px</text:span><text:span text:style-name="T1">;</text:span></text:p>
      <text:p text:style-name="P240">        <text:span text:style-name="T1">}</text:span></text:p>
      <text:p text:style-name="P240">    <text:span text:style-name="T132">&lt;/</text:span><text:span text:style-name="T62">style</text:span><text:span text:style-name="T132">&gt;</text:span></text:p>
      <text:p text:style-name="P239"><text:span text:style-name="T131">&lt;/</text:span><text:span text:style-name="T57">head</text:span><text:span text:style-name="T131">&gt;</text:span></text:p>
      <text:p text:style-name="P239"><text:span text:style-name="T131">&lt;</text:span><text:span text:style-name="T57">body</text:span><text:span text:style-name="T131">&gt;</text:span></text:p>
      <text:p text:style-name="P240">    <text:span text:style-name="T132">&lt;</text:span><text:span text:style-name="T62">h1</text:span><text:span text:style-name="T132">&gt;</text:span><text:span text:style-name="T1">Somando valores</text:span><text:span text:style-name="T132">&lt;/</text:span><text:span text:style-name="T62">h1</text:span><text:span text:style-name="T132">&gt;</text:span></text:p>
      <text:p text:style-name="P240">    <text:span text:style-name="T132">&lt;</text:span><text:span text:style-name="T62">input</text:span><text:span text:style-name="T1"> </text:span><text:span text:style-name="T69">type</text:span><text:span text:style-name="T1">=</text:span><text:span text:style-name="T83">"number"</text:span><text:span text:style-name="T1"> </text:span><text:span text:style-name="T69">name</text:span><text:span text:style-name="T1">=</text:span><text:span text:style-name="T83">"txtn1"</text:span><text:span text:style-name="T1"> </text:span><text:span text:style-name="T69">id</text:span><text:span text:style-name="T1">=</text:span><text:span text:style-name="T83">"txtn1"</text:span><text:span text:style-name="T132">&gt;</text:span><text:span text:style-name="T1"> +</text:span></text:p>
      <text:p text:style-name="P240">    <text:span text:style-name="T132">&lt;</text:span><text:span text:style-name="T62">input</text:span><text:span text:style-name="T1"> </text:span><text:span text:style-name="T69">type</text:span><text:span text:style-name="T1">=</text:span><text:span text:style-name="T83">"number"</text:span><text:span text:style-name="T1"> </text:span><text:span text:style-name="T69">name</text:span><text:span text:style-name="T1">=</text:span><text:span text:style-name="T83">"txtn2"</text:span><text:span text:style-name="T1"> </text:span><text:span text:style-name="T69">id</text:span><text:span text:style-name="T1">=</text:span><text:span text:style-name="T83">"txtn2"</text:span><text:span text:style-name="T132">&gt;</text:span></text:p>
      <text:p text:style-name="P240">    <text:span text:style-name="T132">&lt;</text:span><text:span text:style-name="T62">input</text:span><text:span text:style-name="T1"> </text:span><text:span text:style-name="T69">type</text:span><text:span text:style-name="T1">=</text:span><text:span text:style-name="T83">"button"</text:span><text:span text:style-name="T1"> </text:span><text:span text:style-name="T69">value</text:span><text:span text:style-name="T1">=</text:span><text:span text:style-name="T83">"Somar"</text:span><text:span text:style-name="T1"> </text:span><text:span text:style-name="T69">onclick</text:span><text:span text:style-name="T1">=</text:span><text:span text:style-name="T83">"</text:span><text:span text:style-name="T76">somar</text:span><text:span text:style-name="T83">()"</text:span><text:span text:style-name="T132">&gt;</text:span></text:p>
      <text:p text:style-name="P240">     <text:span text:style-name="T132">&lt;</text:span><text:span text:style-name="T62">div</text:span><text:span text:style-name="T1"> </text:span><text:span text:style-name="T69">id</text:span><text:span text:style-name="T1">=</text:span><text:span text:style-name="T83">"res"</text:span><text:span text:style-name="T132">&gt;</text:span><text:span text:style-name="T1">Resultado</text:span><text:span text:style-name="T132">&lt;/</text:span><text:span text:style-name="T62">div</text:span><text:span text:style-name="T132">&gt;</text:span></text:p>
      <text:p text:style-name="P153"/>
      <text:p text:style-name="P240">    <text:span text:style-name="T132">&lt;</text:span><text:span text:style-name="T62">script</text:span><text:span text:style-name="T132">&gt;</text:span></text:p>
      <text:p text:style-name="P240">        <text:span text:style-name="T62">function</text:span><text:span text:style-name="T1"> </text:span><text:span text:style-name="T76">somar</text:span><text:span text:style-name="T1">(){</text:span></text:p>
      <text:p text:style-name="P240">            <text:span text:style-name="T62">var</text:span><text:span text:style-name="T1"> </text:span><text:span text:style-name="T69">tn1</text:span><text:span text:style-name="T1"> = </text:span><text:span text:style-name="T69">document</text:span><text:span text:style-name="T1">.</text:span><text:span text:style-name="T76">getElementById</text:span><text:span text:style-name="T1">(</text:span><text:span text:style-name="T83">"txtn1"</text:span><text:span text:style-name="T1">)      </text:span><text:span text:style-name="T89">// Ambas formas funcionam</text:span></text:p>
      <text:p text:style-name="P240">            <text:span text:style-name="T62">var</text:span><text:span text:style-name="T1"> </text:span><text:span text:style-name="T69">tn2</text:span><text:span text:style-name="T1"> = </text:span><text:span text:style-name="T69">document</text:span><text:span text:style-name="T1">.</text:span><text:span text:style-name="T76">querySelector</text:span><text:span text:style-name="T1">(</text:span><text:span text:style-name="T83">"input#txtn2"</text:span><text:span text:style-name="T1">)   </text:span></text:p>
      <text:p text:style-name="P240">            <text:span text:style-name="T62">var</text:span><text:span text:style-name="T1"> </text:span><text:span text:style-name="T69">res</text:span><text:span text:style-name="T1"> = </text:span><text:span text:style-name="T69">document</text:span><text:span text:style-name="T1">.</text:span><text:span text:style-name="T76">getElementById</text:span><text:span text:style-name="T1">(</text:span><text:span text:style-name="T83">"res"</text:span><text:span text:style-name="T1">)</text:span></text:p>
      <text:p text:style-name="P240">            <text:span text:style-name="T62">var</text:span><text:span text:style-name="T1"> </text:span><text:span text:style-name="T69">n1</text:span><text:span text:style-name="T1"> = </text:span><text:span text:style-name="T145">Number</text:span><text:span text:style-name="T1">(</text:span><text:span text:style-name="T69">tn1</text:span><text:span text:style-name="T1">.</text:span><text:span text:style-name="T69">value</text:span><text:span text:style-name="T1">)</text:span></text:p>
      <text:p text:style-name="P240">            <text:span text:style-name="T62">var</text:span><text:span text:style-name="T1"> </text:span><text:span text:style-name="T69">n2</text:span><text:span text:style-name="T1"> = </text:span><text:span text:style-name="T145">Number</text:span><text:span text:style-name="T1">(</text:span><text:span text:style-name="T69">tn2</text:span><text:span text:style-name="T1">.</text:span><text:span text:style-name="T69">value</text:span><text:span text:style-name="T1">)</text:span></text:p>
      <text:p text:style-name="P240">            <text:span text:style-name="T62">var</text:span><text:span text:style-name="T1"> </text:span><text:span text:style-name="T69">soma</text:span><text:span text:style-name="T1"> = </text:span><text:span text:style-name="T69">n1</text:span><text:span text:style-name="T1">+</text:span><text:span text:style-name="T69">n2</text:span></text:p>
      <text:p text:style-name="P240">            <text:span text:style-name="T69">res</text:span><text:span text:style-name="T1">.</text:span><text:span text:style-name="T69">innerHTML</text:span><text:span text:style-name="T1"> = </text:span><text:span text:style-name="T83">`Resultado &lt;strong&gt; </text:span><text:span text:style-name="T62">${</text:span><text:span text:style-name="T69">soma</text:span><text:span text:style-name="T62">}</text:span><text:span text:style-name="T83">&lt;/strong&gt;`</text:span></text:p>
      <text:p text:style-name="P240">        <text:span text:style-name="T1">}</text:span></text:p>
      <text:p text:style-name="P240">    <text:span text:style-name="T132">&lt;/</text:span><text:span text:style-name="T62">script</text:span><text:span text:style-name="T132">&gt;</text:span></text:p>
      <text:p text:style-name="P234"><text:span text:style-name="T133">&lt;/</text:span><text:span text:style-name="T63">body</text:span><text:span text:style-name="T133">&gt;</text:span></text:p>
      <text:p text:style-name="P234"/>
      <text:p text:style-name="P91">----------------------------------------------------------------------------------------------------------------------------</text:p>
      <text:p text:style-name="P28"><text:soft-page-break/></text:p>
      <text:p text:style-name="P28">*MÓDULO <text:span text:style-name="T146">D*</text:span></text:p>
      <text:p text:style-name="P28"/>
      <text:p text:style-name="P45">#11 – <text:span text:style-name="T2">Condições (1)</text:span></text:p>
      <text:p text:style-name="P45"/>
      <text:p text:style-name="P46">IF(<text:span text:style-name="T22">Condição</text:span>){ <text:s/>→<text:span text:style-name="T149"> CONDIÇÃO SIMPLES</text:span></text:p>
      <text:p text:style-name="P103">...<text:span text:style-name="T147">comandos</text:span></text:p>
      <text:p text:style-name="P46">}</text:p>
      <text:p text:style-name="P46"/>
      <text:p text:style-name="P47">IF(<text:span text:style-name="T22">Condição</text:span>){ →<text:span text:style-name="T150"> CONDIÇÃO COMPOSTA</text:span></text:p>
      <text:p text:style-name="P104">...<text:span text:style-name="T147">comandos</text:span></text:p>
      <text:p text:style-name="P47">}</text:p>
      <text:p text:style-name="P49">ELSE{</text:p>
      <text:p text:style-name="P106">...comandos</text:p>
      <text:p text:style-name="P49">}</text:p>
      <text:p text:style-name="P46"/>
      <text:p text:style-name="P51">ARQUIVOS .JS</text:p>
      <text:p text:style-name="P108">console.log<text:span text:style-name="T148">(“oi”)</text:span></text:p>
      <text:p text:style-name="P108"/>
      <text:p text:style-name="P92">----------------------------------------------------------------------------------------------------------------------------</text:p>
      <text:p text:style-name="P108"/>
      <text:p text:style-name="P109"><text:span text:style-name="T38">#12 –</text:span> Condições (2)</text:p>
      <text:p text:style-name="P109"/>
      <text:p text:style-name="P48">IF(<text:span text:style-name="T22">Condição</text:span>){ </text:p>
      <text:p text:style-name="P105">...<text:span text:style-name="T147">comandos</text:span></text:p>
      <text:p text:style-name="P48">}</text:p>
      <text:p text:style-name="P50">ELSE <text:span text:style-name="T151">IF(</text:span><text:span text:style-name="T23">Condição)</text:span>{ →<text:span text:style-name="T152"> CONDIÇÕES ANINHADAS</text:span></text:p>
      <text:p text:style-name="P107">...comandos</text:p>
      <text:p text:style-name="P50">}</text:p>
      <text:p text:style-name="P52">ELSE{</text:p>
      <text:p text:style-name="P110">...comandos</text:p>
      <text:p text:style-name="P110">}</text:p>
      <text:p text:style-name="P110"/>
      <text:p text:style-name="P111">var agora = new <text:span text:style-name="T38">Date()</text:span></text:p>
      <text:p text:style-name="P111">var hora = agora.<text:span text:style-name="T38">getHours</text:span><text:span text:style-name="T48">()</text:span><text:span text:style-name="T38"> </text:span><text:span text:style-name="T43">(getMinute, getSecond, </text:span><text:span text:style-name="T47">getDay, getMonth,</text:span><text:span text:style-name="T43"> getYear)</text:span></text:p>
      <text:p text:style-name="P53"/>
      <text:p text:style-name="P245"><text:span text:style-name="T61">var</text:span><text:span text:style-name="T38"> </text:span><text:span text:style-name="T68">agora</text:span><text:span text:style-name="T38"> = </text:span><text:span text:style-name="T61">new</text:span><text:span text:style-name="T38"> </text:span><text:span text:style-name="T144">Date</text:span><text:span text:style-name="T38">()</text:span></text:p>
      <text:p text:style-name="P239"><text:span text:style-name="T57">var</text:span> <text:span text:style-name="T72">hora</text:span> = <text:span text:style-name="T64">agora</text:span>.<text:span text:style-name="T72">getHours</text:span></text:p>
      <text:p text:style-name="P153"/>
      <text:p text:style-name="P239"><text:span text:style-name="T153">if</text:span> (<text:span text:style-name="T72">hora</text:span> &lt;<text:span text:style-name="T141">12</text:span>){</text:p>
      <text:p text:style-name="P240">    <text:span text:style-name="T69">console</text:span><text:span text:style-name="T1">.</text:span><text:span text:style-name="T76">log</text:span><text:span text:style-name="T1">(</text:span><text:span text:style-name="T83">"bom dia"</text:span><text:span text:style-name="T1">)</text:span></text:p>
      <text:p text:style-name="P239">}</text:p>
      <text:p text:style-name="P239"><text:span text:style-name="T153">else</text:span> <text:span text:style-name="T153">if</text:span>(<text:span text:style-name="T72">hora</text:span> &lt;=<text:span text:style-name="T141">18</text:span>){</text:p>
      <text:p text:style-name="P240">    <text:span text:style-name="T69">console</text:span><text:span text:style-name="T1">.</text:span><text:span text:style-name="T76">log</text:span><text:span text:style-name="T1">(</text:span><text:span text:style-name="T83">"boa tarde"</text:span><text:span text:style-name="T1">)</text:span></text:p>
      <text:p text:style-name="P239">}</text:p>
      <text:p text:style-name="P239"><text:span text:style-name="T153">else</text:span>{</text:p>
      <text:p text:style-name="P240">    <text:span text:style-name="T69">console</text:span><text:span text:style-name="T1">.</text:span><text:span text:style-name="T76">log</text:span><text:span text:style-name="T1">(</text:span><text:span text:style-name="T83">"boa noite"</text:span><text:span text:style-name="T1">)</text:span></text:p>
      <text:p text:style-name="P239">}</text:p>
      <text:p text:style-name="P54"/>
      <text:p text:style-name="P112"><text:span text:style-name="T38">SWITCH (</text:span><text:span text:style-name="T155">expressão</text:span><text:span text:style-name="T38">){</text:span></text:p>
      <text:p text:style-name="P55"/>
      <text:p text:style-name="P154"><text:span text:style-name="T111">CASE </text:span><text:span text:style-name="T115">valor 1</text:span><text:span text:style-name="T112">:</text:span><text:span text:style-name="T115">..</text:span><text:span text:style-name="T116">.comandos </text:span><text:span text:style-name="T113">BREAK</text:span></text:p>
      <text:p text:style-name="P113"><text:span text:style-name="T38">CASE </text:span><text:span text:style-name="T156">valor 2</text:span><text:span text:style-name="T38">:</text:span><text:span text:style-name="T156">...comandos </text:span><text:span text:style-name="T44">BREAK</text:span></text:p>
      <text:p text:style-name="P55"/>
      <text:p text:style-name="P113"><text:span text:style-name="T38">CASE </text:span><text:span text:style-name="T156">valor 3</text:span><text:span text:style-name="T38">:</text:span><text:span text:style-name="T156">...comandos </text:span><text:span text:style-name="T44">BREAK</text:span></text:p>
      <text:p text:style-name="P55">.</text:p>
      <text:p text:style-name="P55">.</text:p>
      <text:p text:style-name="P55">.</text:p>
      <text:p text:style-name="P113"><text:span text:style-name="T38">DEFAULT: </text:span><text:span text:style-name="T156">...comandos </text:span><text:span text:style-name="T44">BRE</text:span><text:span text:style-name="T46">A</text:span><text:span text:style-name="T45">K</text:span></text:p>
      <text:p text:style-name="P56"><text:soft-page-break/>}</text:p>
      <text:p text:style-name="P114"/>
      <text:p text:style-name="P93">----------------------------------------------------------------------------------------------------------------------------</text:p>
      <text:p text:style-name="P7"/>
      <text:p text:style-name="P115"><text:span text:style-name="T38">#13 – </text:span>Exercício <text:span text:style-name="T157">(1)</text:span></text:p>
      <text:p text:style-name="P115"/>
      <text:p text:style-name="P57">MODELO</text:p>
      <text:p text:style-name="P57"/>
      <text:p text:style-name="P57">#14 – <text:span text:style-name="T2">Exercício (2)</text:span></text:p>
      <text:p text:style-name="P117"/>
      <text:p text:style-name="P58">DIAS</text:p>
      <text:p text:style-name="P58"><text:s/></text:p>
      <text:p text:style-name="P58">#15<text:span text:style-name="T158"> – </text:span><text:span text:style-name="T24">Exercício (</text:span><text:span text:style-name="T2">3)</text:span></text:p>
      <text:p text:style-name="P119"/>
      <text:p text:style-name="P59">DATA DE NASCIMENTO</text:p>
      <text:p text:style-name="P118"/>
      <text:p text:style-name="P8">----------------------------------------------------------------------------------------------------------------------------</text:p>
      <text:p text:style-name="P9"/>
      <text:p text:style-name="P29">*MÓDULO <text:span text:style-name="T146">D*</text:span></text:p>
      <text:p text:style-name="P9"/>
      <text:p text:style-name="P60">#16 – <text:span text:style-name="T25">Repetições (1)</text:span></text:p>
      <text:p text:style-name="P122"/>
      <text:p text:style-name="P62"><text:span text:style-name="T25">S</text:span><text:span text:style-name="T2">imilares a C.</text:span></text:p>
      <text:p text:style-name="P62"/>
      <text:p text:style-name="P63">WHILE(<text:span text:style-name="T2">condição</text:span>)<text:span text:style-name="T159">{</text:span></text:p>
      <text:p text:style-name="P63"/>
      <text:p text:style-name="P124">…comandos</text:p>
      <text:p text:style-name="P63"/>
      <text:p text:style-name="P64">}</text:p>
      <text:p text:style-name="P64"/>
      <text:p text:style-name="P65">DO{</text:p>
      <text:p text:style-name="P65"/>
      <text:p text:style-name="P120">...comandos</text:p>
      <text:p text:style-name="P65"/>
      <text:p text:style-name="P65">}WHILE(<text:span text:style-name="T2">condição</text:span>)</text:p>
      <text:p text:style-name="P65"/>
      <text:p text:style-name="P65"/>
      <text:p text:style-name="P61">#1<text:span text:style-name="T160">7</text:span> – <text:span text:style-name="T25">Repetições (</text:span><text:span text:style-name="T26">2</text:span><text:span text:style-name="T25">)</text:span></text:p>
      <text:p text:style-name="P123"/>
      <text:p text:style-name="P66">FOR(<text:span text:style-name="T2">inicio; teste; incremento</text:span>){</text:p>
      <text:p text:style-name="P66"/>
      <text:p text:style-name="P121">...comandos</text:p>
      <text:p text:style-name="P66"/>
      <text:p text:style-name="P66">}</text:p>
      <text:p text:style-name="P66"/>
      <text:p text:style-name="P116"><text:span text:style-name="T38">#1</text:span><text:span text:style-name="T49">8</text:span><text:span text:style-name="T38"> – </text:span>Exercício <text:span text:style-name="T157">(3)</text:span></text:p>
      <text:p text:style-name="P116"/>
      <text:p text:style-name="P67">VAMOS CONTAR</text:p>
      <text:p text:style-name="P116"/>
      <text:p text:style-name="P116"><text:span text:style-name="T38">#1</text:span><text:span text:style-name="T49">9</text:span><text:span text:style-name="T38"> – </text:span>Exercício <text:span text:style-name="T157">(4)</text:span></text:p>
      <text:p text:style-name="P116"/>
      <text:p text:style-name="P116"><text:span text:style-name="T38">#</text:span><text:span text:style-name="T49">20</text:span><text:span text:style-name="T38"> – </text:span>Exercício <text:span text:style-name="T157">(5)</text:span></text:p>
      <text:p text:style-name="P116"/>
      <text:p text:style-name="P68">TABUADA</text:p>
      <text:p text:style-name="P68"/>
      <text:p text:style-name="P68"/>
      <text:p text:style-name="P10">----------------------------------------------------------------------------------------------------------------------------</text:p>
      <text:p text:style-name="P116"/>
      <text:p text:style-name="P116"/>
      <text:p text:style-name="P30"><text:soft-page-break/>*MÓDULO <text:span text:style-name="T161">F*</text:span></text:p>
      <text:p text:style-name="P30"/>
      <text:p text:style-name="P69">#21 – <text:span text:style-name="T2">Variáveis composta</text:span><text:span text:style-name="T27">s</text:span></text:p>
      <text:p text:style-name="P126"/>
      <text:p text:style-name="P70">Simples <text:span text:style-name="T2">→ armazenam um só valor por vez.</text:span></text:p>
      <text:p text:style-name="P70">Composta<text:span text:style-name="T2"> →</text:span><text:span text:style-name="T28"> multiplos valores.</text:span></text:p>
      <text:p text:style-name="P127"/>
      <text:p text:style-name="P71"><text:span text:style-name="T162">l</text:span>et num = [5,8,4] →<text:span text:style-name="T162"> </text:span><text:span text:style-name="T29">vetor </text:span><text:span text:style-name="T30">de 3 posições (0,1,2)</text:span></text:p>
      <text:p text:style-name="P128"/>
      <text:p text:style-name="P72"><text:span text:style-name="T163">n</text:span>um[3] = 20 →<text:span text:style-name="T164"> </text:span><text:span text:style-name="T31">[5,8,4,20]</text:span></text:p>
      <text:p text:style-name="P129"/>
      <text:p text:style-name="P73"><text:span text:style-name="T31">n</text:span><text:span text:style-name="T2">um.</text:span>push<text:span text:style-name="T2">(7) → [5,8,4,20,7] </text:span></text:p>
      <text:p text:style-name="P130"/>
      <text:p text:style-name="P74"><text:span text:style-name="T2">num.</text:span>length</text:p>
      <text:p text:style-name="P74"/>
      <text:p text:style-name="P75"><text:span text:style-name="T2">num</text:span>.sort() → <text:span text:style-name="T2">ordena o vetor</text:span></text:p>
      <text:p text:style-name="P131"/>
      <text:p text:style-name="P248"><text:span text:style-name="T154">for</text:span><text:span text:style-name="T87">(</text:span><text:span text:style-name="T58">var</text:span><text:span text:style-name="T87"> </text:span><text:span text:style-name="T65">i</text:span><text:span text:style-name="T87">=</text:span><text:span text:style-name="T143">0</text:span><text:span text:style-name="T87">;</text:span><text:span text:style-name="T65">i</text:span><text:span text:style-name="T87">&lt;=</text:span><text:span text:style-name="T143">2</text:span><text:span text:style-name="T87">;</text:span><text:span text:style-name="T65">i</text:span><text:span text:style-name="T87">++){</text:span></text:p>
      <text:p text:style-name="P250">    <text:span text:style-name="T71">console</text:span><text:span text:style-name="T165">.</text:span><text:span text:style-name="T78">log</text:span><text:span text:style-name="T165">(</text:span><text:span text:style-name="T71">num</text:span><text:span text:style-name="T165">[</text:span><text:span text:style-name="T71">i</text:span><text:span text:style-name="T165">])</text:span></text:p>
      <text:p text:style-name="P247">}</text:p>
      <text:p text:style-name="P131"/>
      <text:p text:style-name="P76">FOR/IN →<text:span text:style-name="T166"> Funciona só para Arrays e Objetos </text:span></text:p>
      <text:p text:style-name="P249"><text:span text:style-name="T153">for</text:span>(<text:span text:style-name="T57">let</text:span> <text:span text:style-name="T64">i</text:span> <text:span text:style-name="T57">in</text:span> <text:span text:style-name="T64">num</text:span>){</text:p>
      <text:p text:style-name="P250">    <text:span text:style-name="T71">console</text:span><text:span text:style-name="T165">.</text:span><text:span text:style-name="T78">log</text:span><text:span text:style-name="T165">(</text:span><text:span text:style-name="T71">num</text:span><text:span text:style-name="T165">[</text:span><text:span text:style-name="T71">i</text:span><text:span text:style-name="T165">])</text:span></text:p>
      <text:p text:style-name="P247">}</text:p>
      <text:p text:style-name="P76"/>
      <text:p text:style-name="P125">num<text:span text:style-name="T38">.indexOf</text:span>(<text:span text:style-name="T167">20</text:span>) → lê <text:span text:style-name="T167">o índice do valor 20 → 3</text:span></text:p>
      <text:p text:style-name="P125">se não existir retorna -1</text:p>
      <text:p text:style-name="P125"/>
      <text:p text:style-name="P11">----------------------------------------------------------------------------------------------------------------------------</text:p>
      <text:p text:style-name="P125"/>
      <text:p text:style-name="P125"><text:span text:style-name="T38">#</text:span><text:span text:style-name="T52">22</text:span><text:span text:style-name="T50"> – </text:span>Funções</text:p>
      <text:p text:style-name="P125"/>
      <text:p text:style-name="P132">chamada, parâmetro, ação e retorno</text:p>
      <text:p text:style-name="P132"/>
      <text:p text:style-name="P133">*São <text:span text:style-name="T38">ações </text:span>executadas assim que são <text:span text:style-name="T38">chamadas</text:span> ou em decorrencia de algum <text:span text:style-name="T38">evento</text:span>, <text:span text:style-name="T168">que pode ou não receber </text:span><text:span text:style-name="T51">parêmetros</text:span><text:span text:style-name="T168"> e retornar um </text:span><text:span text:style-name="T51">resultado</text:span><text:span text:style-name="T168">.</text:span></text:p>
      <text:p text:style-name="P133"/>
      <text:p text:style-name="P77"><text:span text:style-name="T169">r</text:span>eturn</text:p>
      <text:p text:style-name="P77"/>
      <text:p text:style-name="P78">ex <text:span text:style-name="T2">→</text:span> function<text:span text:style-name="T2"> parouimpar(</text:span>n<text:span text:style-name="T2">){</text:span></text:p>
      <text:p text:style-name="P134"/>
      <text:p text:style-name="P79"><text:span text:style-name="T2">if(n%2==0)</text:span><text:span text:style-name="T32">{</text:span></text:p>
      <text:p text:style-name="P79">return<text:span text:style-name="T2"> “par”</text:span></text:p>
      <text:p text:style-name="P135">}</text:p>
      <text:p text:style-name="P78">return<text:span text:style-name="T2"> “impar”</text:span></text:p>
      <text:p text:style-name="P134">}</text:p>
      <text:p text:style-name="P136"/>
      <text:p text:style-name="P80">*recursividade</text:p>
      <text:p text:style-name="P80"/>
      <text:p text:style-name="P11">----------------------------------------------------------------------------------------------------------------------------</text:p>
      <text:p text:style-name="P134"/>
      <text:p text:style-name="P81">#2<text:span text:style-name="T170">3/</text:span>#24<text:span text:style-name="T170"> – </text:span><text:span text:style-name="T2">Exercícios</text:span></text:p>
      <text:p text:style-name="P12"/>
      <text:p text:style-name="P12"/>
      <text:p text:style-name="P13">----------------------------------------------------------------------------------------------------------------------------</text:p>
      <text:p text:style-name="P137"/>
      <text:p text:style-name="P137"/>
      <text:p text:style-name="P138"><text:soft-page-break/><text:span text:style-name="T38">#25 –</text:span> Próximos passos</text:p>
      <text:p text:style-name="P139"/>
      <text:p text:style-name="P140"><text:span text:style-name="T171">1. </text:span>fazer o curso de HTML5/CSS do curso em vídeo</text:p>
      <text:p text:style-name="P141">2. <text:span text:style-name="T172">JS</text:span> funcional</text:p>
      <text:p text:style-name="P142">3. objetos em JS</text:p>
      <text:p text:style-name="P143">4. modularização</text:p>
      <text:p text:style-name="P144">5. RegEx → expressões regulares</text:p>
      <text:p text:style-name="P145">6. json</text:p>
      <text:p text:style-name="P145">7. ajax</text:p>
      <text:p text:style-name="P145">8. NodeJS</text:p>
      <text:p text:style-name="P146">9. jqu<text:span text:style-name="T173">e</text:span>ry, angular, <text:span text:style-name="T174">react</text:span></text:p>
      <text:p text:style-name="P146"/>
      <text:p text:style-name="P82">OBJETOS</text:p>
      <text:p text:style-name="P82"/>
      <text:p text:style-name="P147">let <text:span text:style-name="T38">amigo</text:span> = {<text:span text:style-name="T176">nome</text:span><text:span text:style-name="T53">:</text:span><text:span text:style-name="T175"> josé, </text:span><text:span text:style-name="T176">sexo:</text:span><text:span text:style-name="T175"> “M”, </text:span><text:span text:style-name="T176">peso:</text:span><text:span text:style-name="T175"> 85.4, </text:span><text:span text:style-name="T176">engordar(p)</text:span><text:span text:style-name="T177">{} </text:span>}</text:p>
      <text:p text:style-name="P147"/>
      <text:p text:style-name="P148">array e objeto em JS são do tipo → <text:span text:style-name="T38">OBJECT</text:span>, <text:span text:style-name="T178">ou seja, estruturas da mesma classe.</text:span></text:p>
      <text:p text:style-name="P148"/>
      <text:p text:style-name="P148"/>
      <text:p text:style-name="P13">----------------------------------------------------------------------------------------------------------------------------</text:p>
      <text:p text:style-name="P148"/>
      <text:p text:style-name="P148"><text:tab/><text:tab/><text:tab/><text:tab/><text:tab/></text:p>
      <text:p text:style-name="P83">FIM</text:p>
      <text:p text:style-name="P254"/>
      <text:p text:style-name="P2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10-13T17:58:50.132000000</dc:date>
    <meta:editing-duration>P1DT3H59M24S</meta:editing-duration>
    <meta:editing-cycles>322</meta:editing-cycles>
    <meta:document-statistic meta:table-count="0" meta:image-count="0" meta:object-count="0" meta:page-count="9" meta:paragraph-count="320" meta:word-count="1100" meta:character-count="9543" meta:non-whitespace-character-count="8307"/>
  </office:meta>
</office:document-meta>
</file>